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0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6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92D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E5AB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6" style:family="table-cell" style:parent-style-name="Default" style:data-style-name="N3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7" style:family="table-cell" style:parent-style-name="Default" style:data-style-name="N14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8" style:family="table-cell" style:parent-style-name="Default" style:data-style-name="N3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9" style:family="table-cell" style:parent-style-name="Default" style:data-style-name="N14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0" style:family="table-cell" style:parent-style-name="Default" style:data-style-name="N0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1" style:family="table-cell" style:parent-style-name="Default" style:data-style-name="N0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2" style:family="table-cell" style:parent-style-name="Default" style:data-style-name="N14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3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4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486800" table:style-name="ce7">
            <text:p>10.486.800</text:p>
          </table:table-cell>
          <table:table-cell office:value-type="float" office:value="2119500" table:style-name="ce7">
            <text:p>2.1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4477000" table:style-name="ce9">
            <text:p>14.477.000</text:p>
          </table:table-cell>
          <table:table-cell office:value-type="float" office:value="14667274" table:style-name="ce9">
            <text:p>14.667.274</text:p>
          </table:table-cell>
          <table:table-cell office:value-type="percentage" office:value="1.0131431926504111" table:style-name="ce10">
            <text:p>101,3%</text:p>
          </table:table-cell>
          <table:table-cell office:value-type="float" office:value="6931016" table:style-name="ce8">
            <text:p>6.931.016</text:p>
          </table:table-cell>
          <table:table-cell office:value-type="float" office:value="6818248" table:style-name="ce8">
            <text:p>6.818.248</text:p>
          </table:table-cell>
          <table:table-cell office:value-type="float" office:value="1671036" table:style-name="ce8">
            <text:p>1.671.036</text:p>
          </table:table-cell>
          <table:table-cell office:value-type="date" office:date-value="2021-12-16T00:00:00" table:style-name="ce11">
            <text:p>1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675761" table:style-name="ce7">
            <text:p>1.675.761</text:p>
          </table:table-cell>
          <table:table-cell office:value-type="float" office:value="368490" table:style-name="ce7">
            <text:p>368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363016" table:style-name="ce14">
            <text:p>2.363.016</text:p>
          </table:table-cell>
          <table:table-cell office:value-type="float" office:value="2333063" table:style-name="ce14">
            <text:p>2.333.063</text:p>
          </table:table-cell>
          <table:table-cell office:value-type="percentage" office:value="0.98732425002623769" table:style-name="ce15">
            <text:p>98,7%</text:p>
          </table:table-cell>
          <table:table-cell office:value-type="float" office:value="1080960" table:style-name="ce13">
            <text:p>1.080.960</text:p>
          </table:table-cell>
          <table:table-cell office:value-type="float" office:value="1059385" table:style-name="ce13">
            <text:p>1.059.385</text:p>
          </table:table-cell>
          <table:table-cell office:value-type="float" office:value="317875" table:style-name="ce13">
            <text:p>317.875</text:p>
          </table:table-cell>
          <table:table-cell office:value-type="date" office:date-value="2021-12-16T00:00:00" table:style-name="ce16">
            <text:p>1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47025" table:style-name="ce7">
            <text:p>1.447.025</text:p>
          </table:table-cell>
          <table:table-cell office:value-type="float" office:value="341040" table:style-name="ce7">
            <text:p>34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051965" table:style-name="ce14">
            <text:p>2.051.965</text:p>
          </table:table-cell>
          <table:table-cell office:value-type="float" office:value="2007765" table:style-name="ce14">
            <text:p>2.007.765</text:p>
          </table:table-cell>
          <table:table-cell office:value-type="percentage" office:value="0.97845967158309233" table:style-name="ce15">
            <text:p>97,8%</text:p>
          </table:table-cell>
          <table:table-cell office:value-type="float" office:value="876907" table:style-name="ce13">
            <text:p>876.907</text:p>
          </table:table-cell>
          <table:table-cell office:value-type="float" office:value="868236" table:style-name="ce13">
            <text:p>868.236</text:p>
          </table:table-cell>
          <table:table-cell office:value-type="float" office:value="336657" table:style-name="ce13">
            <text:p>336.657</text:p>
          </table:table-cell>
          <table:table-cell office:value-type="date" office:date-value="2021-12-16T00:00:00" table:style-name="ce16">
            <text:p>1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405070" table:style-name="ce7">
            <text:p>405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420" table:style-name="ce13">
            <text:p>56.420</text:p>
          </table:table-cell>
          <table:table-cell office:value-type="float" office:value="2005774" table:style-name="ce14">
            <text:p>2.005.774</text:p>
          </table:table-cell>
          <table:table-cell office:value-type="float" office:value="1824148" table:style-name="ce14">
            <text:p>1.824.148</text:p>
          </table:table-cell>
          <table:table-cell office:value-type="percentage" office:value="0.90944842240451818" table:style-name="ce15">
            <text:p>90,9%</text:p>
          </table:table-cell>
          <table:table-cell office:value-type="float" office:value="879561" table:style-name="ce13">
            <text:p>879.561</text:p>
          </table:table-cell>
          <table:table-cell office:value-type="float" office:value="859090" table:style-name="ce13">
            <text:p>859.090</text:p>
          </table:table-cell>
          <table:table-cell office:value-type="float" office:value="184613" table:style-name="ce13">
            <text:p>184.613</text:p>
          </table:table-cell>
          <table:table-cell office:value-type="date" office:date-value="2021-12-16T00:00:00" table:style-name="ce16">
            <text:p>1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503770" table:style-name="ce7">
            <text:p>2.503.770</text:p>
          </table:table-cell>
          <table:table-cell office:value-type="float" office:value="624700" table:style-name="ce7">
            <text:p>6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717920" table:style-name="ce14">
            <text:p>3.717.920</text:p>
          </table:table-cell>
          <table:table-cell office:value-type="float" office:value="3563107" table:style-name="ce14">
            <text:p>3.563.107</text:p>
          </table:table-cell>
          <table:table-cell office:value-type="percentage" office:value="0.95836031974867664" table:style-name="ce15">
            <text:p>95,8%</text:p>
          </table:table-cell>
          <table:table-cell office:value-type="float" office:value="1704236" table:style-name="ce13">
            <text:p>1.704.236</text:p>
          </table:table-cell>
          <table:table-cell office:value-type="float" office:value="1657257" table:style-name="ce13">
            <text:p>1.657.257</text:p>
          </table:table-cell>
          <table:table-cell office:value-type="float" office:value="375768" table:style-name="ce13">
            <text:p>375.768</text:p>
          </table:table-cell>
          <table:table-cell office:value-type="date" office:date-value="2021-12-16T00:00:00" table:style-name="ce16">
            <text:p>1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44305" table:style-name="ce7">
            <text:p>844.305</text:p>
          </table:table-cell>
          <table:table-cell office:value-type="float" office:value="122900" table:style-name="ce7">
            <text:p>122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114605" table:style-name="ce14">
            <text:p>1.114.605</text:p>
          </table:table-cell>
          <table:table-cell office:value-type="float" office:value="1065615" table:style-name="ce14">
            <text:p>1.065.615</text:p>
          </table:table-cell>
          <table:table-cell office:value-type="percentage" office:value="0.95604720954957134" table:style-name="ce15">
            <text:p>95,6%</text:p>
          </table:table-cell>
          <table:table-cell office:value-type="float" office:value="488256" table:style-name="ce13">
            <text:p>488.256</text:p>
          </table:table-cell>
          <table:table-cell office:value-type="float" office:value="481329" table:style-name="ce13">
            <text:p>481.329</text:p>
          </table:table-cell>
          <table:table-cell office:value-type="float" office:value="140147" table:style-name="ce13">
            <text:p>140.147</text:p>
          </table:table-cell>
          <table:table-cell office:value-type="date" office:date-value="2021-12-16T00:00:00" table:style-name="ce16">
            <text:p>1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867399" table:style-name="ce7">
            <text:p>3.867.399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7620" table:style-name="ce13">
            <text:p>97.620</text:p>
          </table:table-cell>
          <table:table-cell office:value-type="float" office:value="5042759" table:style-name="ce14">
            <text:p>5.042.759</text:p>
          </table:table-cell>
          <table:table-cell office:value-type="float" office:value="4592480" table:style-name="ce14">
            <text:p>4.592.480</text:p>
          </table:table-cell>
          <table:table-cell office:value-type="percentage" office:value="0.91070780895934156" table:style-name="ce15">
            <text:p>91,1%</text:p>
          </table:table-cell>
          <table:table-cell office:value-type="float" office:value="2025381" table:style-name="ce13">
            <text:p>2.025.381</text:p>
          </table:table-cell>
          <table:table-cell office:value-type="float" office:value="1987390" table:style-name="ce13">
            <text:p>1.987.390</text:p>
          </table:table-cell>
          <table:table-cell office:value-type="float" office:value="806782" table:style-name="ce13">
            <text:p>806.782</text:p>
          </table:table-cell>
          <table:table-cell office:value-type="date" office:date-value="2021-12-15T00:00:00" table:style-name="ce16">
            <text:p>15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531745" table:style-name="ce7">
            <text:p>2.531.745</text:p>
          </table:table-cell>
          <table:table-cell office:value-type="float" office:value="581270" table:style-name="ce7">
            <text:p>581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588850" table:style-name="ce14">
            <text:p>3.588.850</text:p>
          </table:table-cell>
          <table:table-cell office:value-type="float" office:value="3511588" table:style-name="ce14">
            <text:p>3.511.588</text:p>
          </table:table-cell>
          <table:table-cell office:value-type="percentage" office:value="0.9784716552656143" table:style-name="ce15">
            <text:p>97,8%</text:p>
          </table:table-cell>
          <table:table-cell office:value-type="float" office:value="1640970" table:style-name="ce13">
            <text:p>1.640.970</text:p>
          </table:table-cell>
          <table:table-cell office:value-type="float" office:value="1577632" table:style-name="ce13">
            <text:p>1.577.632</text:p>
          </table:table-cell>
          <table:table-cell office:value-type="float" office:value="462953" table:style-name="ce13">
            <text:p>462.953</text:p>
          </table:table-cell>
          <table:table-cell office:value-type="date" office:date-value="2021-12-15T00:00:00" table:style-name="ce16">
            <text:p>15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569700" table:style-name="ce7">
            <text:p>8.569.700</text:p>
          </table:table-cell>
          <table:table-cell office:value-type="float" office:value="2654900" table:style-name="ce7">
            <text:p>2.65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3114650" table:style-name="ce14">
            <text:p>13.114.650</text:p>
          </table:table-cell>
          <table:table-cell office:value-type="float" office:value="12776998" table:style-name="ce14">
            <text:p>12.776.998</text:p>
          </table:table-cell>
          <table:table-cell office:value-type="percentage" office:value="0.97425383063978066" table:style-name="ce15">
            <text:p>97,4%</text:p>
          </table:table-cell>
          <table:table-cell office:value-type="float" office:value="6129507" table:style-name="ce13">
            <text:p>6.129.507</text:p>
          </table:table-cell>
          <table:table-cell office:value-type="float" office:value="5955250" table:style-name="ce13">
            <text:p>5.955.250</text:p>
          </table:table-cell>
          <table:table-cell office:value-type="float" office:value="1435866" table:style-name="ce13">
            <text:p>1.435.866</text:p>
          </table:table-cell>
          <table:table-cell office:value-type="date" office:date-value="2021-12-16T00:00:00" table:style-name="ce16">
            <text:p>1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256180" table:style-name="ce7">
            <text:p>6.256.180</text:p>
          </table:table-cell>
          <table:table-cell office:value-type="float" office:value="1543650" table:style-name="ce7">
            <text:p>1.54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8876855" table:style-name="ce14">
            <text:p>8.876.855</text:p>
          </table:table-cell>
          <table:table-cell office:value-type="float" office:value="8746023" table:style-name="ce14">
            <text:p>8.746.023</text:p>
          </table:table-cell>
          <table:table-cell office:value-type="percentage" office:value="0.98526144676239502" table:style-name="ce15">
            <text:p>98,5%</text:p>
          </table:table-cell>
          <table:table-cell office:value-type="float" office:value="4122054" table:style-name="ce13">
            <text:p>4.122.054</text:p>
          </table:table-cell>
          <table:table-cell office:value-type="float" office:value="4051095" table:style-name="ce13">
            <text:p>4.051.095</text:p>
          </table:table-cell>
          <table:table-cell office:value-type="float" office:value="1033559" table:style-name="ce13">
            <text:p>1.033.559</text:p>
          </table:table-cell>
          <table:table-cell office:value-type="date" office:date-value="2021-12-16T00:00:00" table:style-name="ce16">
            <text:p>1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464233" table:style-name="ce7">
            <text:p>1.464.233</text:p>
          </table:table-cell>
          <table:table-cell office:value-type="float" office:value="231770" table:style-name="ce7">
            <text:p>231.770</text:p>
          </table:table-cell>
          <table:table-cell office:value-type="float" office:value="185400" table:style-name="ce7">
            <text:p>185.400</text:p>
          </table:table-cell>
          <table:table-cell office:value-type="float" office:value="49265" table:style-name="ce13">
            <text:p>49.265</text:p>
          </table:table-cell>
          <table:table-cell office:value-type="float" office:value="1930668" table:style-name="ce14">
            <text:p>1.930.668</text:p>
          </table:table-cell>
          <table:table-cell office:value-type="float" office:value="1988004" table:style-name="ce14">
            <text:p>1.988.004</text:p>
          </table:table-cell>
          <table:table-cell office:value-type="percentage" office:value="1.0296974933028362" table:style-name="ce15">
            <text:p>103,0%</text:p>
          </table:table-cell>
          <table:table-cell office:value-type="float" office:value="903734" table:style-name="ce13">
            <text:p>903.734</text:p>
          </table:table-cell>
          <table:table-cell office:value-type="float" office:value="889289" table:style-name="ce13">
            <text:p>889.289</text:p>
          </table:table-cell>
          <table:table-cell office:value-type="float" office:value="285105" table:style-name="ce13">
            <text:p>285.105</text:p>
          </table:table-cell>
          <table:table-cell office:value-type="date" office:date-value="2021-12-16T00:00:00" table:style-name="ce16">
            <text:p>1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874579" table:style-name="ce7">
            <text:p>3.874.579</text:p>
          </table:table-cell>
          <table:table-cell office:value-type="float" office:value="645000" table:style-name="ce7">
            <text:p>645.0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5215679" table:style-name="ce14">
            <text:p>5.215.679</text:p>
          </table:table-cell>
          <table:table-cell office:value-type="float" office:value="5477891" table:style-name="ce14">
            <text:p>5.477.891</text:p>
          </table:table-cell>
          <table:table-cell office:value-type="percentage" office:value="1.0502737994420286" table:style-name="ce15">
            <text:p>105,0%</text:p>
          </table:table-cell>
          <table:table-cell office:value-type="float" office:value="2324711" table:style-name="ce13">
            <text:p>2.324.711</text:p>
          </table:table-cell>
          <table:table-cell office:value-type="float" office:value="2301193" table:style-name="ce13">
            <text:p>2.301.193</text:p>
          </table:table-cell>
          <table:table-cell office:value-type="float" office:value="1057378" table:style-name="ce13">
            <text:p>1.057.378</text:p>
          </table:table-cell>
          <table:table-cell office:value-type="date" office:date-value="2021-12-16T00:00:00" table:style-name="ce16">
            <text:p>1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91600" table:style-name="ce7">
            <text:p>91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581305" table:style-name="ce14">
            <text:p>581.305</text:p>
          </table:table-cell>
          <table:table-cell office:value-type="float" office:value="567464" table:style-name="ce14">
            <text:p>567.464</text:p>
          </table:table-cell>
          <table:table-cell office:value-type="percentage" office:value="0.97618977989179523" table:style-name="ce15">
            <text:p>97,6%</text:p>
          </table:table-cell>
          <table:table-cell office:value-type="float" office:value="263231" table:style-name="ce13">
            <text:p>263.231</text:p>
          </table:table-cell>
          <table:table-cell office:value-type="float" office:value="257935" table:style-name="ce13">
            <text:p>257.935</text:p>
          </table:table-cell>
          <table:table-cell office:value-type="float" office:value="81120" table:style-name="ce13">
            <text:p>81.120</text:p>
          </table:table-cell>
          <table:table-cell office:value-type="date" office:date-value="2021-12-15T00:00:00" table:style-name="ce16">
            <text:p>15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228535" table:style-name="ce7">
            <text:p>8.228.535</text:p>
          </table:table-cell>
          <table:table-cell office:value-type="float" office:value="1970800" table:style-name="ce7">
            <text:p>1.9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1742885" table:style-name="ce14">
            <text:p>11.742.885</text:p>
          </table:table-cell>
          <table:table-cell office:value-type="float" office:value="11264570" table:style-name="ce14">
            <text:p>11.264.570</text:p>
          </table:table-cell>
          <table:table-cell office:value-type="percentage" office:value="0.95926767570320237" table:style-name="ce15">
            <text:p>95,9%</text:p>
          </table:table-cell>
          <table:table-cell office:value-type="float" office:value="5430741" table:style-name="ce13">
            <text:p>5.430.741</text:p>
          </table:table-cell>
          <table:table-cell office:value-type="float" office:value="5298888" table:style-name="ce13">
            <text:p>5.298.888</text:p>
          </table:table-cell>
          <table:table-cell office:value-type="float" office:value="1243648" table:style-name="ce13">
            <text:p>1.243.648</text:p>
          </table:table-cell>
          <table:table-cell office:value-type="date" office:date-value="2021-12-16T00:00:00" table:style-name="ce16">
            <text:p>1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498000" table:style-name="ce7">
            <text:p>4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507175" table:style-name="ce14">
            <text:p>2.507.175</text:p>
          </table:table-cell>
          <table:table-cell office:value-type="float" office:value="2547938" table:style-name="ce14">
            <text:p>2.547.938</text:p>
          </table:table-cell>
          <table:table-cell office:value-type="percentage" office:value="1.0162585379959517" table:style-name="ce15">
            <text:p>101,6%</text:p>
          </table:table-cell>
          <table:table-cell office:value-type="float" office:value="1211117" table:style-name="ce13">
            <text:p>1.211.117</text:p>
          </table:table-cell>
          <table:table-cell office:value-type="float" office:value="1179641" table:style-name="ce13">
            <text:p>1.179.641</text:p>
          </table:table-cell>
          <table:table-cell office:value-type="float" office:value="286766" table:style-name="ce13">
            <text:p>286.766</text:p>
          </table:table-cell>
          <table:table-cell office:value-type="date" office:date-value="2021-12-16T00:00:00" table:style-name="ce16">
            <text:p>1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04525" table:style-name="ce7">
            <text:p>804.525</text:p>
          </table:table-cell>
          <table:table-cell office:value-type="float" office:value="176500" table:style-name="ce7">
            <text:p>176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141375" table:style-name="ce14">
            <text:p>1.141.375</text:p>
          </table:table-cell>
          <table:table-cell office:value-type="float" office:value="1160634" table:style-name="ce14">
            <text:p>1.160.634</text:p>
          </table:table-cell>
          <table:table-cell office:value-type="percentage" office:value="1.0168735078304676" table:style-name="ce15">
            <text:p>101,7%</text:p>
          </table:table-cell>
          <table:table-cell office:value-type="float" office:value="534637" table:style-name="ce13">
            <text:p>534.637</text:p>
          </table:table-cell>
          <table:table-cell office:value-type="float" office:value="525627" table:style-name="ce13">
            <text:p>525.627</text:p>
          </table:table-cell>
          <table:table-cell office:value-type="float" office:value="168478" table:style-name="ce13">
            <text:p>168.478</text:p>
          </table:table-cell>
          <table:table-cell office:value-type="date" office:date-value="2021-12-16T00:00:00" table:style-name="ce16">
            <text:p>1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842920" table:style-name="ce7">
            <text:p>2.842.920</text:p>
          </table:table-cell>
          <table:table-cell office:value-type="float" office:value="642900" table:style-name="ce7">
            <text:p>642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4031320" table:style-name="ce14">
            <text:p>4.031.320</text:p>
          </table:table-cell>
          <table:table-cell office:value-type="float" office:value="3958634" table:style-name="ce14">
            <text:p>3.958.634</text:p>
          </table:table-cell>
          <table:table-cell office:value-type="percentage" office:value="0.98196967742575636" table:style-name="ce15">
            <text:p>98,2%</text:p>
          </table:table-cell>
          <table:table-cell office:value-type="float" office:value="1834999" table:style-name="ce13">
            <text:p>1.834.999</text:p>
          </table:table-cell>
          <table:table-cell office:value-type="float" office:value="1796584" table:style-name="ce13">
            <text:p>1.796.584</text:p>
          </table:table-cell>
          <table:table-cell office:value-type="float" office:value="565120" table:style-name="ce13">
            <text:p>565.120</text:p>
          </table:table-cell>
          <table:table-cell office:value-type="date" office:date-value="2021-12-16T00:00:00" table:style-name="ce16">
            <text:p>1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2225" table:style-name="ce14">
            <text:p>142.225</text:p>
          </table:table-cell>
          <table:table-cell office:value-type="float" office:value="127976" table:style-name="ce14">
            <text:p>127.976</text:p>
          </table:table-cell>
          <table:table-cell office:value-type="percentage" office:value="0.89981367551415015" table:style-name="ce15">
            <text:p>90,0%</text:p>
          </table:table-cell>
          <table:table-cell office:value-type="float" office:value="63565" table:style-name="ce13">
            <text:p>63.565</text:p>
          </table:table-cell>
          <table:table-cell office:value-type="float" office:value="60903" table:style-name="ce13">
            <text:p>60.903</text:p>
          </table:table-cell>
          <table:table-cell office:value-type="float" office:value="11579" table:style-name="ce13">
            <text:p>11.579</text:p>
          </table:table-cell>
          <table:table-cell office:value-type="date" office:date-value="2021-12-16T00:00:00" table:style-name="ce16">
            <text:p>1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20994" table:style-name="ce14">
            <text:p>120.994</text:p>
          </table:table-cell>
          <table:table-cell office:value-type="percentage" office:value="0.85750531537916375" table:style-name="ce15">
            <text:p>85,8%</text:p>
          </table:table-cell>
          <table:table-cell office:value-type="float" office:value="60831" table:style-name="ce13">
            <text:p>60.831</text:p>
          </table:table-cell>
          <table:table-cell office:value-type="float" office:value="58065" table:style-name="ce13">
            <text:p>58.065</text:p>
          </table:table-cell>
          <table:table-cell office:value-type="float" office:value="12610" table:style-name="ce13">
            <text:p>12.610</text:p>
          </table:table-cell>
          <table:table-cell office:value-type="date" office:date-value="2021-12-16T00:00:00" table:style-name="ce17">
            <text:p>1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208519" table:style-name="ce14">
            <text:p>208.519</text:p>
          </table:table-cell>
          <table:table-cell office:value-type="percentage" office:value="0.98247721897115503" table:style-name="ce15">
            <text:p>98,2%</text:p>
          </table:table-cell>
          <table:table-cell office:value-type="float" office:value="95248" table:style-name="ce13">
            <text:p>95.248</text:p>
          </table:table-cell>
          <table:table-cell office:value-type="float" office:value="89105" table:style-name="ce13">
            <text:p>89.105</text:p>
          </table:table-cell>
          <table:table-cell office:value-type="float" office:value="30919" table:style-name="ce13">
            <text:p>30.919</text:p>
          </table:table-cell>
          <table:table-cell office:value-type="date" office:date-value="2021-12-16T00:00:00" table:style-name="ce17">
            <text:p>1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5830" table:style-name="ce7">
            <text:p>5.830</text:p>
          </table:table-cell>
          <table:table-cell office:value-type="float" office:value="0" table:style-name="ce7">
            <text:p>0</text:p>
          </table:table-cell>
          <table:table-cell office:value-type="float" office:value="4440" table:style-name="ce13">
            <text:p>4.440</text:p>
          </table:table-cell>
          <table:table-cell office:value-type="float" office:value="10270" table:style-name="ce14">
            <text:p>10.270</text:p>
          </table:table-cell>
          <table:table-cell office:value-type="float" office:value="7986" table:style-name="ce14">
            <text:p>7.986</text:p>
          </table:table-cell>
          <table:table-cell office:value-type="percentage" office:value="0.77760467380720544" table:style-name="ce15">
            <text:p>77,8%</text:p>
          </table:table-cell>
          <table:table-cell office:value-type="float" office:value="6135" table:style-name="ce13">
            <text:p>6.135</text:p>
          </table:table-cell>
          <table:table-cell office:value-type="float" office:value="5787" table:style-name="ce13">
            <text:p>5.787</text:p>
          </table:table-cell>
          <table:table-cell office:value-type="float" office:value="13" table:style-name="ce13">
            <text:p>13</text:p>
          </table:table-cell>
          <table:table-cell office:value-type="date" office:date-value="2021-12-16T00:00:00" table:style-name="ce17">
            <text:p>1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9068299" table:style-name="ce19">
            <text:p>59.068.299</text:p>
          </table:table-cell>
          <table:table-cell office:value-type="float" office:value="13739560" table:style-name="ce20">
            <text:p>13.739.560</text:p>
          </table:table-cell>
          <table:table-cell office:value-type="float" office:value="9051120" table:style-name="ce21">
            <text:p>9.051.120</text:p>
          </table:table-cell>
          <table:table-cell office:value-type="float" office:value="2150655" table:style-name="ce22">
            <text:p>2.150.655</text:p>
          </table:table-cell>
          <table:table-cell office:value-type="float" office:value="84009634" table:style-name="ce23">
            <text:p>84.009.634</text:p>
          </table:table-cell>
          <table:table-cell office:value-type="float" office:value="82518671" table:style-name="ce23">
            <text:p>82.518.671</text:p>
          </table:table-cell>
          <table:table-cell office:value-type="percentage" office:value="0.98225247594817522" table:style-name="ce24">
            <text:p>98,2%</text:p>
          </table:table-cell>
          <table:table-cell office:value-type="float" office:value="38607797" table:style-name="ce23">
            <text:p>38.607.797</text:p>
          </table:table-cell>
          <table:table-cell office:value-type="float" office:value="37777929" table:style-name="ce23">
            <text:p>37.777.929</text:p>
          </table:table-cell>
          <table:table-cell office:value-type="float" office:value="10507992" table:style-name="ce23">
            <text:p>10.507.992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931016" table:style-name="ce31">
            <text:p>6.931.016</text:p>
          </table:table-cell>
          <table:table-cell office:value-type="percentage" office:value="0.9300911503326299" table:style-name="ce32">
            <text:p>93,0%</text:p>
          </table:table-cell>
          <table:table-cell office:value-type="float" office:value="6818248" table:style-name="ce31">
            <text:p>6.818.248</text:p>
          </table:table-cell>
          <table:table-cell office:value-type="percentage" office:value="0.91495851770839276" table:style-name="ce32">
            <text:p>91,5%</text:p>
          </table:table-cell>
          <table:table-cell office:value-type="date" office:date-value="2021-12-16T00:00:00" table:style-name="ce33">
            <text:p>1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80960" table:style-name="ce31">
            <text:p>1.080.960</text:p>
          </table:table-cell>
          <table:table-cell office:value-type="percentage" office:value="0.91209939129246143" table:style-name="ce32">
            <text:p>91,2%</text:p>
          </table:table-cell>
          <table:table-cell office:value-type="float" office:value="1059385" table:style-name="ce31">
            <text:p>1.059.385</text:p>
          </table:table-cell>
          <table:table-cell office:value-type="percentage" office:value="0.89389469882730566" table:style-name="ce32">
            <text:p>89,4%</text:p>
          </table:table-cell>
          <table:table-cell office:value-type="date" office:date-value="2021-12-16T00:00:00" table:style-name="ce33">
            <text:p>1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6907" table:style-name="ce31">
            <text:p>876.907</text:p>
          </table:table-cell>
          <table:table-cell office:value-type="percentage" office:value="0.93894597757640585" table:style-name="ce32">
            <text:p>93,9%</text:p>
          </table:table-cell>
          <table:table-cell office:value-type="float" office:value="868236" table:style-name="ce31">
            <text:p>868.236</text:p>
          </table:table-cell>
          <table:table-cell office:value-type="percentage" office:value="0.9296615260079214" table:style-name="ce32">
            <text:p>93,0%</text:p>
          </table:table-cell>
          <table:table-cell office:value-type="date" office:date-value="2021-12-16T00:00:00" table:style-name="ce33">
            <text:p>1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79561" table:style-name="ce31">
            <text:p>879.561</text:p>
          </table:table-cell>
          <table:table-cell office:value-type="percentage" office:value="0.84992660892655769" table:style-name="ce32">
            <text:p>85,0%</text:p>
          </table:table-cell>
          <table:table-cell office:value-type="float" office:value="859090" table:style-name="ce31">
            <text:p>859.090</text:p>
          </table:table-cell>
          <table:table-cell office:value-type="percentage" office:value="0.83014532302218547" table:style-name="ce32">
            <text:p>83,0%</text:p>
          </table:table-cell>
          <table:table-cell office:value-type="date" office:date-value="2021-12-16T00:00:00" table:style-name="ce33">
            <text:p>1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704236" table:style-name="ce31">
            <text:p>1.704.236</text:p>
          </table:table-cell>
          <table:table-cell office:value-type="percentage" office:value="0.86916493180754129" table:style-name="ce32">
            <text:p>86,9%</text:p>
          </table:table-cell>
          <table:table-cell office:value-type="float" office:value="1657257" table:style-name="ce31">
            <text:p>1.657.257</text:p>
          </table:table-cell>
          <table:table-cell office:value-type="percentage" office:value="0.84520551578101299" table:style-name="ce32">
            <text:p>84,5%</text:p>
          </table:table-cell>
          <table:table-cell office:value-type="date" office:date-value="2021-12-16T00:00:00" table:style-name="ce33">
            <text:p>1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8256" table:style-name="ce31">
            <text:p>488.256</text:p>
          </table:table-cell>
          <table:table-cell office:value-type="percentage" office:value="0.93156048057054874" table:style-name="ce32">
            <text:p>93,2%</text:p>
          </table:table-cell>
          <table:table-cell office:value-type="float" office:value="481329" table:style-name="ce31">
            <text:p>481.329</text:p>
          </table:table-cell>
          <table:table-cell office:value-type="percentage" office:value="0.9183442180998117" table:style-name="ce32">
            <text:p>91,8%</text:p>
          </table:table-cell>
          <table:table-cell office:value-type="date" office:date-value="2021-12-16T00:00:00" table:style-name="ce33">
            <text:p>1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25381" table:style-name="ce31">
            <text:p>2.025.381</text:p>
          </table:table-cell>
          <table:table-cell office:value-type="percentage" office:value="0.93067350165628726" table:style-name="ce32">
            <text:p>93,1%</text:p>
          </table:table-cell>
          <table:table-cell office:value-type="float" office:value="1987390" table:style-name="ce31">
            <text:p>1.987.390</text:p>
          </table:table-cell>
          <table:table-cell office:value-type="percentage" office:value="0.91321643209681957" table:style-name="ce32">
            <text:p>91,3%</text:p>
          </table:table-cell>
          <table:table-cell office:value-type="date" office:date-value="2021-12-15T00:00:00" table:style-name="ce33">
            <text:p>15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40970" table:style-name="ce31">
            <text:p>1.640.970</text:p>
          </table:table-cell>
          <table:table-cell office:value-type="percentage" office:value="0.90722275296552823" table:style-name="ce32">
            <text:p>90,7%</text:p>
          </table:table-cell>
          <table:table-cell office:value-type="float" office:value="1577632" table:style-name="ce31">
            <text:p>1.577.632</text:p>
          </table:table-cell>
          <table:table-cell office:value-type="percentage" office:value="0.87220585763695391" table:style-name="ce32">
            <text:p>87,2%</text:p>
          </table:table-cell>
          <table:table-cell office:value-type="date" office:date-value="2021-12-15T00:00:00" table:style-name="ce33">
            <text:p>15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129507" table:style-name="ce31">
            <text:p>6.129.507</text:p>
          </table:table-cell>
          <table:table-cell office:value-type="percentage" office:value="0.89242657635883971" table:style-name="ce32">
            <text:p>89,2%</text:p>
          </table:table-cell>
          <table:table-cell office:value-type="float" office:value="5955250" table:style-name="ce31">
            <text:p>5.955.250</text:p>
          </table:table-cell>
          <table:table-cell office:value-type="percentage" office:value="0.86705559988119429" table:style-name="ce32">
            <text:p>86,7%</text:p>
          </table:table-cell>
          <table:table-cell office:value-type="date" office:date-value="2021-12-16T00:00:00" table:style-name="ce33">
            <text:p>1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122054" table:style-name="ce31">
            <text:p>4.122.054</text:p>
          </table:table-cell>
          <table:table-cell office:value-type="percentage" office:value="0.9183673060174995" table:style-name="ce32">
            <text:p>91,8%</text:p>
          </table:table-cell>
          <table:table-cell office:value-type="float" office:value="4051095" table:style-name="ce31">
            <text:p>4.051.095</text:p>
          </table:table-cell>
          <table:table-cell office:value-type="percentage" office:value="0.90255809399172415" table:style-name="ce32">
            <text:p>90,3%</text:p>
          </table:table-cell>
          <table:table-cell office:value-type="date" office:date-value="2021-12-16T00:00:00" table:style-name="ce33">
            <text:p>1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3734" table:style-name="ce31">
            <text:p>903.734</text:p>
          </table:table-cell>
          <table:table-cell office:value-type="percentage" office:value="0.94786965473334894" table:style-name="ce32">
            <text:p>94,8%</text:p>
          </table:table-cell>
          <table:table-cell office:value-type="float" office:value="889289" table:style-name="ce31">
            <text:p>889.289</text:p>
          </table:table-cell>
          <table:table-cell office:value-type="percentage" office:value="0.93271920431030053" table:style-name="ce32">
            <text:p>93,3%</text:p>
          </table:table-cell>
          <table:table-cell office:value-type="date" office:date-value="2021-12-16T00:00:00" table:style-name="ce33">
            <text:p>1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24711" table:style-name="ce31">
            <text:p>2.324.711</text:p>
          </table:table-cell>
          <table:table-cell office:value-type="percentage" office:value="0.9471231783945957" table:style-name="ce32">
            <text:p>94,7%</text:p>
          </table:table-cell>
          <table:table-cell office:value-type="float" office:value="2301193" table:style-name="ce31">
            <text:p>2.301.193</text:p>
          </table:table-cell>
          <table:table-cell office:value-type="percentage" office:value="0.93754158183937486" table:style-name="ce32">
            <text:p>93,8%</text:p>
          </table:table-cell>
          <table:table-cell office:value-type="date" office:date-value="2021-12-16T00:00:00" table:style-name="ce33">
            <text:p>1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3231" table:style-name="ce31">
            <text:p>263.231</text:p>
          </table:table-cell>
          <table:table-cell office:value-type="percentage" office:value="0.92696763742648869" table:style-name="ce32">
            <text:p>92,7%</text:p>
          </table:table-cell>
          <table:table-cell office:value-type="float" office:value="257935" table:style-name="ce31">
            <text:p>257.935</text:p>
          </table:table-cell>
          <table:table-cell office:value-type="percentage" office:value="0.90831778004718811" table:style-name="ce32">
            <text:p>90,8%</text:p>
          </table:table-cell>
          <table:table-cell office:value-type="date" office:date-value="2021-12-15T00:00:00" table:style-name="ce33">
            <text:p>15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430741" table:style-name="ce31">
            <text:p>5.430.741</text:p>
          </table:table-cell>
          <table:table-cell office:value-type="percentage" office:value="0.90846407381007865" table:style-name="ce32">
            <text:p>90,8%</text:p>
          </table:table-cell>
          <table:table-cell office:value-type="float" office:value="5298888" table:style-name="ce31">
            <text:p>5.298.888</text:p>
          </table:table-cell>
          <table:table-cell office:value-type="percentage" office:value="0.88640746799439341" table:style-name="ce32">
            <text:p>88,6%</text:p>
          </table:table-cell>
          <table:table-cell office:value-type="date" office:date-value="2021-12-16T00:00:00" table:style-name="ce33">
            <text:p>1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211117" table:style-name="ce31">
            <text:p>1.211.117</text:p>
          </table:table-cell>
          <table:table-cell office:value-type="percentage" office:value="0.92442011789606737" table:style-name="ce32">
            <text:p>92,4%</text:p>
          </table:table-cell>
          <table:table-cell office:value-type="float" office:value="1179641" table:style-name="ce31">
            <text:p>1.179.641</text:p>
          </table:table-cell>
          <table:table-cell office:value-type="percentage" office:value="0.90039514951489807" table:style-name="ce32">
            <text:p>90,0%</text:p>
          </table:table-cell>
          <table:table-cell office:value-type="date" office:date-value="2021-12-16T00:00:00" table:style-name="ce33">
            <text:p>1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4637" table:style-name="ce31">
            <text:p>534.637</text:p>
          </table:table-cell>
          <table:table-cell office:value-type="percentage" office:value="0.9196410448711112" table:style-name="ce32">
            <text:p>92,0%</text:p>
          </table:table-cell>
          <table:table-cell office:value-type="float" office:value="525627" table:style-name="ce31">
            <text:p>525.627</text:p>
          </table:table-cell>
          <table:table-cell office:value-type="percentage" office:value="0.90414274263185601" table:style-name="ce32">
            <text:p>90,4%</text:p>
          </table:table-cell>
          <table:table-cell office:value-type="date" office:date-value="2021-12-16T00:00:00" table:style-name="ce33">
            <text:p>16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34999" table:style-name="ce31">
            <text:p>1.834.999</text:p>
          </table:table-cell>
          <table:table-cell office:value-type="percentage" office:value="0.92492526246973827" table:style-name="ce32">
            <text:p>92,5%</text:p>
          </table:table-cell>
          <table:table-cell office:value-type="float" office:value="1796584" table:style-name="ce31">
            <text:p>1.796.584</text:p>
          </table:table-cell>
          <table:table-cell office:value-type="percentage" office:value="0.90556230698160178" table:style-name="ce32">
            <text:p>90,6%</text:p>
          </table:table-cell>
          <table:table-cell office:value-type="date" office:date-value="2021-12-16T00:00:00" table:style-name="ce33">
            <text:p>16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3565" table:style-name="ce31">
            <text:p>63.565</text:p>
          </table:table-cell>
          <table:table-cell office:value-type="percentage" office:value="0.89572324385260338" table:style-name="ce32">
            <text:p>89,6%</text:p>
          </table:table-cell>
          <table:table-cell office:value-type="float" office:value="60903" table:style-name="ce31">
            <text:p>60.903</text:p>
          </table:table-cell>
          <table:table-cell office:value-type="percentage" office:value="0.85821179454660745" table:style-name="ce32">
            <text:p>85,8%</text:p>
          </table:table-cell>
          <table:table-cell office:value-type="date" office:date-value="2021-12-16T00:00:00" table:style-name="ce33">
            <text:p>16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60831" table:style-name="ce31">
            <text:p>60.831</text:p>
          </table:table-cell>
          <table:table-cell office:value-type="percentage" office:value="0.85765646368801729" table:style-name="ce32">
            <text:p>85,8%</text:p>
          </table:table-cell>
          <table:table-cell office:value-type="float" office:value="58065" table:style-name="ce31">
            <text:p>58.065</text:p>
          </table:table-cell>
          <table:table-cell office:value-type="percentage" office:value="0.81865862083550689" table:style-name="ce32">
            <text:p>81,9%</text:p>
          </table:table-cell>
          <table:table-cell office:value-type="date" office:date-value="2021-12-16T00:00:00" table:style-name="ce33">
            <text:p>16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248" table:style-name="ce31">
            <text:p>95.248</text:p>
          </table:table-cell>
          <table:table-cell office:value-type="string" table:style-name="ce32">
            <text:p>-</text:p>
          </table:table-cell>
          <table:table-cell office:value-type="float" office:value="89105" table:style-name="ce31">
            <text:p>89.105</text:p>
          </table:table-cell>
          <table:table-cell office:value-type="string" table:style-name="ce32">
            <text:p>-</text:p>
          </table:table-cell>
          <table:table-cell office:value-type="date" office:date-value="2021-12-16T00:00:00" table:style-name="ce33">
            <text:p>16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6135" table:style-name="ce31">
            <text:p>6.135</text:p>
          </table:table-cell>
          <table:table-cell office:value-type="string" table:style-name="ce32">
            <text:p>-</text:p>
          </table:table-cell>
          <table:table-cell office:value-type="float" office:value="5787" table:style-name="ce31">
            <text:p>5.787</text:p>
          </table:table-cell>
          <table:table-cell office:value-type="string" table:style-name="ce32">
            <text:p>-</text:p>
          </table:table-cell>
          <table:table-cell office:value-type="date" office:date-value="2021-12-16T00:00:00" table:style-name="ce33">
            <text:p>16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607797" table:style-name="ce34">
            <text:p>38.607.797</text:p>
          </table:table-cell>
          <table:table-cell office:value-type="percentage" office:value="0.91661812855973979" table:style-name="ce24">
            <text:p>91,7%</text:p>
          </table:table-cell>
          <table:table-cell office:value-type="float" office:value="37777929" table:style-name="ce34">
            <text:p>37.777.929</text:p>
          </table:table-cell>
          <table:table-cell office:value-type="percentage" office:value="0.89691557849940839" table:style-name="ce24">
            <text:p>89,7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618" table:style-name="ce43">
            <text:p>434.618</text:p>
          </table:table-cell>
          <table:table-cell office:value-type="percentage" office:value="1" table:style-name="ce44">
            <text:p>100,0%</text:p>
          </table:table-cell>
          <table:table-cell office:value-type="float" office:value="655141" table:style-name="ce43">
            <text:p>655.141</text:p>
          </table:table-cell>
          <table:table-cell office:value-type="percentage" office:value="1" table:style-name="ce44">
            <text:p>100,0%</text:p>
          </table:table-cell>
          <table:table-cell office:value-type="float" office:value="933472" table:style-name="ce43">
            <text:p>933.472</text:p>
          </table:table-cell>
          <table:table-cell office:value-type="percentage" office:value="1" table:style-name="ce44">
            <text:p>100,0%</text:p>
          </table:table-cell>
          <table:table-cell office:value-type="float" office:value="1222321" table:style-name="ce43">
            <text:p>1.222.321</text:p>
          </table:table-cell>
          <table:table-cell office:value-type="percentage" office:value="0.96624561963793487" table:style-name="ce44">
            <text:p>96,6%</text:p>
          </table:table-cell>
          <table:table-cell office:value-type="float" office:value="1263169" table:style-name="ce43">
            <text:p>1.263.169</text:p>
          </table:table-cell>
          <table:table-cell office:value-type="percentage" office:value="0.91196031517983356" table:style-name="ce44">
            <text:p>91,2%</text:p>
          </table:table-cell>
          <table:table-cell office:value-type="float" office:value="947302" table:style-name="ce43">
            <text:p>947.302</text:p>
          </table:table-cell>
          <table:table-cell office:value-type="percentage" office:value="0.83080852153581297" table:style-name="ce44">
            <text:p>83,1%</text:p>
          </table:table-cell>
          <table:table-cell office:value-type="float" office:value="786199" table:style-name="ce43">
            <text:p>786.199</text:p>
          </table:table-cell>
          <table:table-cell office:value-type="percentage" office:value="0.84658415457771963" table:style-name="ce44">
            <text:p>84,7%</text:p>
          </table:table-cell>
          <table:table-cell office:value-type="float" office:value="688794" table:style-name="ce43">
            <text:p>688.794</text:p>
          </table:table-cell>
          <table:table-cell office:value-type="percentage" office:value="0.91484605668429164" table:style-name="ce44">
            <text:p>91,5%</text:p>
          </table:table-cell>
          <table:table-cell office:value-type="float" office:value="6931016" table:style-name="ce43">
            <text:p>6.931.016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300911503326299" table:style-name="ce44">
            <text:p>93,0%</text:p>
          </table:table-cell>
          <table:table-cell office:value-type="percentage" office:value="0.8188420907255094" table:style-name="ce44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521" table:style-name="ce46">
            <text:p>101.521</text:p>
          </table:table-cell>
          <table:table-cell office:value-type="percentage" office:value="1" table:style-name="ce47">
            <text:p>100,0%</text:p>
          </table:table-cell>
          <table:table-cell office:value-type="float" office:value="119585" table:style-name="ce46">
            <text:p>119.585</text:p>
          </table:table-cell>
          <table:table-cell office:value-type="percentage" office:value="1" table:style-name="ce47">
            <text:p>100,0%</text:p>
          </table:table-cell>
          <table:table-cell office:value-type="float" office:value="155309" table:style-name="ce46">
            <text:p>155.309</text:p>
          </table:table-cell>
          <table:table-cell office:value-type="percentage" office:value="0.99323386648077916" table:style-name="ce47">
            <text:p>99,3%</text:p>
          </table:table-cell>
          <table:table-cell office:value-type="float" office:value="187240" table:style-name="ce46">
            <text:p>187.240</text:p>
          </table:table-cell>
          <table:table-cell office:value-type="percentage" office:value="0.94438784259530129" table:style-name="ce47">
            <text:p>94,4%</text:p>
          </table:table-cell>
          <table:table-cell office:value-type="float" office:value="190167" table:style-name="ce46">
            <text:p>190.167</text:p>
          </table:table-cell>
          <table:table-cell office:value-type="percentage" office:value="0.88473223133574952" table:style-name="ce47">
            <text:p>88,5%</text:p>
          </table:table-cell>
          <table:table-cell office:value-type="float" office:value="128980" table:style-name="ce46">
            <text:p>128.980</text:p>
          </table:table-cell>
          <table:table-cell office:value-type="percentage" office:value="0.78509428679254467" table:style-name="ce47">
            <text:p>78,5%</text:p>
          </table:table-cell>
          <table:table-cell office:value-type="float" office:value="107524" table:style-name="ce46">
            <text:p>107.524</text:p>
          </table:table-cell>
          <table:table-cell office:value-type="percentage" office:value="0.82456422880192637" table:style-name="ce47">
            <text:p>82,5%</text:p>
          </table:table-cell>
          <table:table-cell office:value-type="float" office:value="90634" table:style-name="ce46">
            <text:p>90.634</text:p>
          </table:table-cell>
          <table:table-cell office:value-type="percentage" office:value="0.87901153148609723" table:style-name="ce47">
            <text:p>87,9%</text:p>
          </table:table-cell>
          <table:table-cell office:value-type="float" office:value="1080960" table:style-name="ce46">
            <text:p>1.080.960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1209939129246143" table:style-name="ce47">
            <text:p>91,2%</text:p>
          </table:table-cell>
          <table:table-cell office:value-type="percentage" office:value="0.81312420499311344" table:style-name="ce47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055" table:style-name="ce46">
            <text:p>89.055</text:p>
          </table:table-cell>
          <table:table-cell office:value-type="percentage" office:value="1" table:style-name="ce47">
            <text:p>100,0%</text:p>
          </table:table-cell>
          <table:table-cell office:value-type="float" office:value="114490" table:style-name="ce46">
            <text:p>114.490</text:p>
          </table:table-cell>
          <table:table-cell office:value-type="percentage" office:value="1" table:style-name="ce47">
            <text:p>100,0%</text:p>
          </table:table-cell>
          <table:table-cell office:value-type="float" office:value="148522" table:style-name="ce46">
            <text:p>148.522</text:p>
          </table:table-cell>
          <table:table-cell office:value-type="percentage" office:value="0.99244914869163126" table:style-name="ce47">
            <text:p>99,2%</text:p>
          </table:table-cell>
          <table:table-cell office:value-type="float" office:value="153578" table:style-name="ce46">
            <text:p>153.578</text:p>
          </table:table-cell>
          <table:table-cell office:value-type="percentage" office:value="0.94425282056011561" table:style-name="ce47">
            <text:p>94,4%</text:p>
          </table:table-cell>
          <table:table-cell office:value-type="float" office:value="151288" table:style-name="ce46">
            <text:p>151.288</text:p>
          </table:table-cell>
          <table:table-cell office:value-type="percentage" office:value="0.90595414179037448" table:style-name="ce47">
            <text:p>90,6%</text:p>
          </table:table-cell>
          <table:table-cell office:value-type="float" office:value="91687" table:style-name="ce46">
            <text:p>91.687</text:p>
          </table:table-cell>
          <table:table-cell office:value-type="percentage" office:value="0.80110265528479441" table:style-name="ce47">
            <text:p>80,1%</text:p>
          </table:table-cell>
          <table:table-cell office:value-type="float" office:value="67303" table:style-name="ce46">
            <text:p>67.303</text:p>
          </table:table-cell>
          <table:table-cell office:value-type="percentage" office:value="0.85074136340079132" table:style-name="ce47">
            <text:p>85,1%</text:p>
          </table:table-cell>
          <table:table-cell office:value-type="float" office:value="60984" table:style-name="ce46">
            <text:p>60.984</text:p>
          </table:table-cell>
          <table:table-cell office:value-type="percentage" office:value="0.95287500000000003" table:style-name="ce47">
            <text:p>95,3%</text:p>
          </table:table-cell>
          <table:table-cell office:value-type="float" office:value="876907" table:style-name="ce46">
            <text:p>876.907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894597757640585" table:style-name="ce47">
            <text:p>93,9%</text:p>
          </table:table-cell>
          <table:table-cell office:value-type="percentage" office:value="0.86073888086189021" table:style-name="ce47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685" table:style-name="ce46">
            <text:p>51.685</text:p>
          </table:table-cell>
          <table:table-cell office:value-type="percentage" office:value="1" table:style-name="ce47">
            <text:p>100,0%</text:p>
          </table:table-cell>
          <table:table-cell office:value-type="float" office:value="79642" table:style-name="ce46">
            <text:p>79.642</text:p>
          </table:table-cell>
          <table:table-cell office:value-type="percentage" office:value="0.98914501465547222" table:style-name="ce47">
            <text:p>98,9%</text:p>
          </table:table-cell>
          <table:table-cell office:value-type="float" office:value="111420" table:style-name="ce46">
            <text:p>111.420</text:p>
          </table:table-cell>
          <table:table-cell office:value-type="percentage" office:value="0.95043119993858283" table:style-name="ce47">
            <text:p>95,0%</text:p>
          </table:table-cell>
          <table:table-cell office:value-type="float" office:value="152244" table:style-name="ce46">
            <text:p>152.244</text:p>
          </table:table-cell>
          <table:table-cell office:value-type="percentage" office:value="0.91825545697449296" table:style-name="ce47">
            <text:p>91,8%</text:p>
          </table:table-cell>
          <table:table-cell office:value-type="float" office:value="171653" table:style-name="ce46">
            <text:p>171.653</text:p>
          </table:table-cell>
          <table:table-cell office:value-type="percentage" office:value="0.83257183322662631" table:style-name="ce47">
            <text:p>83,3%</text:p>
          </table:table-cell>
          <table:table-cell office:value-type="float" office:value="132365" table:style-name="ce46">
            <text:p>132.365</text:p>
          </table:table-cell>
          <table:table-cell office:value-type="percentage" office:value="0.72653372633612712" table:style-name="ce47">
            <text:p>72,7%</text:p>
          </table:table-cell>
          <table:table-cell office:value-type="float" office:value="101999" table:style-name="ce46">
            <text:p>101.999</text:p>
          </table:table-cell>
          <table:table-cell office:value-type="percentage" office:value="0.73943396499978253" table:style-name="ce47">
            <text:p>73,9%</text:p>
          </table:table-cell>
          <table:table-cell office:value-type="float" office:value="78553" table:style-name="ce46">
            <text:p>78.553</text:p>
          </table:table-cell>
          <table:table-cell office:value-type="percentage" office:value="0.82271679932970254" table:style-name="ce47">
            <text:p>82,3%</text:p>
          </table:table-cell>
          <table:table-cell office:value-type="float" office:value="879561" table:style-name="ce46">
            <text:p>879.561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4992660892655769" table:style-name="ce47">
            <text:p>85,0%</text:p>
          </table:table-cell>
          <table:table-cell office:value-type="percentage" office:value="0.75077141854801743" table:style-name="ce47">
            <text:p>75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870" table:style-name="ce46">
            <text:p>93.870</text:p>
          </table:table-cell>
          <table:table-cell office:value-type="percentage" office:value="1" table:style-name="ce47">
            <text:p>100,0%</text:p>
          </table:table-cell>
          <table:table-cell office:value-type="float" office:value="153705" table:style-name="ce46">
            <text:p>153.705</text:p>
          </table:table-cell>
          <table:table-cell office:value-type="percentage" office:value="0.99465479418369129" table:style-name="ce47">
            <text:p>99,5%</text:p>
          </table:table-cell>
          <table:table-cell office:value-type="float" office:value="226669" table:style-name="ce46">
            <text:p>226.669</text:p>
          </table:table-cell>
          <table:table-cell office:value-type="percentage" office:value="0.96417147329556085" table:style-name="ce47">
            <text:p>96,4%</text:p>
          </table:table-cell>
          <table:table-cell office:value-type="float" office:value="322782" table:style-name="ce46">
            <text:p>322.782</text:p>
          </table:table-cell>
          <table:table-cell office:value-type="percentage" office:value="0.92088715935545717" table:style-name="ce47">
            <text:p>92,1%</text:p>
          </table:table-cell>
          <table:table-cell office:value-type="float" office:value="321045" table:style-name="ce46">
            <text:p>321.045</text:p>
          </table:table-cell>
          <table:table-cell office:value-type="percentage" office:value="0.82759767377115101" table:style-name="ce47">
            <text:p>82,8%</text:p>
          </table:table-cell>
          <table:table-cell office:value-type="float" office:value="233945" table:style-name="ce46">
            <text:p>233.945</text:p>
          </table:table-cell>
          <table:table-cell office:value-type="percentage" office:value="0.75239439881132331" table:style-name="ce47">
            <text:p>75,2%</text:p>
          </table:table-cell>
          <table:table-cell office:value-type="float" office:value="193368" table:style-name="ce46">
            <text:p>193.368</text:p>
          </table:table-cell>
          <table:table-cell office:value-type="percentage" office:value="0.76810143476810144" table:style-name="ce47">
            <text:p>76,8%</text:p>
          </table:table-cell>
          <table:table-cell office:value-type="float" office:value="158852" table:style-name="ce46">
            <text:p>158.852</text:p>
          </table:table-cell>
          <table:table-cell office:value-type="percentage" office:value="0.88350751124879723" table:style-name="ce47">
            <text:p>88,4%</text:p>
          </table:table-cell>
          <table:table-cell office:value-type="float" office:value="1704236" table:style-name="ce46">
            <text:p>1.704.236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6916493180754129" table:style-name="ce47">
            <text:p>86,9%</text:p>
          </table:table-cell>
          <table:table-cell office:value-type="percentage" office:value="0.78321396795517551" table:style-name="ce47">
            <text:p>78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494" table:style-name="ce46">
            <text:p>42.494</text:p>
          </table:table-cell>
          <table:table-cell office:value-type="percentage" office:value="1" table:style-name="ce47">
            <text:p>100,0%</text:p>
          </table:table-cell>
          <table:table-cell office:value-type="float" office:value="56093" table:style-name="ce46">
            <text:p>56.093</text:p>
          </table:table-cell>
          <table:table-cell office:value-type="percentage" office:value="1" table:style-name="ce47">
            <text:p>100,0%</text:p>
          </table:table-cell>
          <table:table-cell office:value-type="float" office:value="76978" table:style-name="ce46">
            <text:p>76.978</text:p>
          </table:table-cell>
          <table:table-cell office:value-type="percentage" office:value="0.99525502618139505" table:style-name="ce47">
            <text:p>99,5%</text:p>
          </table:table-cell>
          <table:table-cell office:value-type="float" office:value="84774" table:style-name="ce46">
            <text:p>84.774</text:p>
          </table:table-cell>
          <table:table-cell office:value-type="percentage" office:value="0.94231025743630781" table:style-name="ce47">
            <text:p>94,2%</text:p>
          </table:table-cell>
          <table:table-cell office:value-type="float" office:value="88783" table:style-name="ce46">
            <text:p>88.783</text:p>
          </table:table-cell>
          <table:table-cell office:value-type="percentage" office:value="0.908089476214342" table:style-name="ce47">
            <text:p>90,8%</text:p>
          </table:table-cell>
          <table:table-cell office:value-type="float" office:value="55840" table:style-name="ce46">
            <text:p>55.840</text:p>
          </table:table-cell>
          <table:table-cell office:value-type="percentage" office:value="0.79236019468448915" table:style-name="ce47">
            <text:p>79,2%</text:p>
          </table:table-cell>
          <table:table-cell office:value-type="float" office:value="42393" table:style-name="ce46">
            <text:p>42.393</text:p>
          </table:table-cell>
          <table:table-cell office:value-type="percentage" office:value="0.83938223938223944" table:style-name="ce47">
            <text:p>83,9%</text:p>
          </table:table-cell>
          <table:table-cell office:value-type="float" office:value="40901" table:style-name="ce46">
            <text:p>40.901</text:p>
          </table:table-cell>
          <table:table-cell office:value-type="percentage" office:value="0.93035052202988877" table:style-name="ce47">
            <text:p>93,0%</text:p>
          </table:table-cell>
          <table:table-cell office:value-type="float" office:value="488256" table:style-name="ce46">
            <text:p>488.256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3156048057054874" table:style-name="ce47">
            <text:p>93,2%</text:p>
          </table:table-cell>
          <table:table-cell office:value-type="percentage" office:value="0.83762534203686712" table:style-name="ce47">
            <text:p>83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815" table:style-name="ce46">
            <text:p>229.815</text:p>
          </table:table-cell>
          <table:table-cell office:value-type="percentage" office:value="1" table:style-name="ce47">
            <text:p>100,0%</text:p>
          </table:table-cell>
          <table:table-cell office:value-type="float" office:value="252040" table:style-name="ce46">
            <text:p>252.040</text:p>
          </table:table-cell>
          <table:table-cell office:value-type="percentage" office:value="1" table:style-name="ce47">
            <text:p>100,0%</text:p>
          </table:table-cell>
          <table:table-cell office:value-type="float" office:value="323490" table:style-name="ce46">
            <text:p>323.490</text:p>
          </table:table-cell>
          <table:table-cell office:value-type="percentage" office:value="1" table:style-name="ce47">
            <text:p>100,0%</text:p>
          </table:table-cell>
          <table:table-cell office:value-type="float" office:value="354999" table:style-name="ce46">
            <text:p>354.999</text:p>
          </table:table-cell>
          <table:table-cell office:value-type="percentage" office:value="0.93132813012395876" table:style-name="ce47">
            <text:p>93,1%</text:p>
          </table:table-cell>
          <table:table-cell office:value-type="float" office:value="323218" table:style-name="ce46">
            <text:p>323.218</text:p>
          </table:table-cell>
          <table:table-cell office:value-type="percentage" office:value="0.88966020285985603" table:style-name="ce47">
            <text:p>89,0%</text:p>
          </table:table-cell>
          <table:table-cell office:value-type="float" office:value="215892" table:style-name="ce46">
            <text:p>215.892</text:p>
          </table:table-cell>
          <table:table-cell office:value-type="percentage" office:value="0.80621996168539456" table:style-name="ce47">
            <text:p>80,6%</text:p>
          </table:table-cell>
          <table:table-cell office:value-type="float" office:value="177313" table:style-name="ce46">
            <text:p>177.313</text:p>
          </table:table-cell>
          <table:table-cell office:value-type="percentage" office:value="0.84032207614949339" table:style-name="ce47">
            <text:p>84,0%</text:p>
          </table:table-cell>
          <table:table-cell office:value-type="float" office:value="148614" table:style-name="ce46">
            <text:p>148.614</text:p>
          </table:table-cell>
          <table:table-cell office:value-type="percentage" office:value="0.89882788402220848" table:style-name="ce47">
            <text:p>89,9%</text:p>
          </table:table-cell>
          <table:table-cell office:value-type="float" office:value="2025381" table:style-name="ce46">
            <text:p>2.025.381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3067350165628726" table:style-name="ce47">
            <text:p>93,1%</text:p>
          </table:table-cell>
          <table:table-cell office:value-type="percentage" office:value="0.84569951873091276" table:style-name="ce47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169" table:style-name="ce46">
            <text:p>139.169</text:p>
          </table:table-cell>
          <table:table-cell office:value-type="percentage" office:value="1" table:style-name="ce47">
            <text:p>100,0%</text:p>
          </table:table-cell>
          <table:table-cell office:value-type="float" office:value="159537" table:style-name="ce46">
            <text:p>159.537</text:p>
          </table:table-cell>
          <table:table-cell office:value-type="percentage" office:value="1" table:style-name="ce47">
            <text:p>100,0%</text:p>
          </table:table-cell>
          <table:table-cell office:value-type="float" office:value="224613" table:style-name="ce46">
            <text:p>224.613</text:p>
          </table:table-cell>
          <table:table-cell office:value-type="percentage" office:value="1" table:style-name="ce47">
            <text:p>100,0%</text:p>
          </table:table-cell>
          <table:table-cell office:value-type="float" office:value="288203" table:style-name="ce46">
            <text:p>288.203</text:p>
          </table:table-cell>
          <table:table-cell office:value-type="percentage" office:value="0.93731258821769359" table:style-name="ce47">
            <text:p>93,7%</text:p>
          </table:table-cell>
          <table:table-cell office:value-type="float" office:value="289655" table:style-name="ce46">
            <text:p>289.655</text:p>
          </table:table-cell>
          <table:table-cell office:value-type="percentage" office:value="0.87613617458901105" table:style-name="ce47">
            <text:p>87,6%</text:p>
          </table:table-cell>
          <table:table-cell office:value-type="float" office:value="209067" table:style-name="ce46">
            <text:p>209.067</text:p>
          </table:table-cell>
          <table:table-cell office:value-type="percentage" office:value="0.78625879556677114" table:style-name="ce47">
            <text:p>78,6%</text:p>
          </table:table-cell>
          <table:table-cell office:value-type="float" office:value="176955" table:style-name="ce46">
            <text:p>176.955</text:p>
          </table:table-cell>
          <table:table-cell office:value-type="percentage" office:value="0.81138892837327881" table:style-name="ce47">
            <text:p>81,1%</text:p>
          </table:table-cell>
          <table:table-cell office:value-type="float" office:value="153771" table:style-name="ce46">
            <text:p>153.771</text:p>
          </table:table-cell>
          <table:table-cell office:value-type="percentage" office:value="0.88388361345503874" table:style-name="ce47">
            <text:p>88,4%</text:p>
          </table:table-cell>
          <table:table-cell office:value-type="float" office:value="1640970" table:style-name="ce46">
            <text:p>1.640.970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0722275296552823" table:style-name="ce47">
            <text:p>90,7%</text:p>
          </table:table-cell>
          <table:table-cell office:value-type="percentage" office:value="0.80234360981038233" table:style-name="ce47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057" table:style-name="ce46">
            <text:p>460.057</text:p>
          </table:table-cell>
          <table:table-cell office:value-type="percentage" office:value="1" table:style-name="ce47">
            <text:p>100,0%</text:p>
          </table:table-cell>
          <table:table-cell office:value-type="float" office:value="620481" table:style-name="ce46">
            <text:p>620.481</text:p>
          </table:table-cell>
          <table:table-cell office:value-type="percentage" office:value="0.97668631117659277" table:style-name="ce47">
            <text:p>97,7%</text:p>
          </table:table-cell>
          <table:table-cell office:value-type="float" office:value="805819" table:style-name="ce46">
            <text:p>805.819</text:p>
          </table:table-cell>
          <table:table-cell office:value-type="percentage" office:value="0.96207544556725055" table:style-name="ce47">
            <text:p>96,2%</text:p>
          </table:table-cell>
          <table:table-cell office:value-type="float" office:value="1037365" table:style-name="ce46">
            <text:p>1.037.365</text:p>
          </table:table-cell>
          <table:table-cell office:value-type="percentage" office:value="0.95015937276740736" table:style-name="ce47">
            <text:p>95,0%</text:p>
          </table:table-cell>
          <table:table-cell office:value-type="float" office:value="1152367" table:style-name="ce46">
            <text:p>1.152.367</text:p>
          </table:table-cell>
          <table:table-cell office:value-type="percentage" office:value="0.87515672999153227" table:style-name="ce47">
            <text:p>87,5%</text:p>
          </table:table-cell>
          <table:table-cell office:value-type="float" office:value="813158" table:style-name="ce46">
            <text:p>813.158</text:p>
          </table:table-cell>
          <table:table-cell office:value-type="percentage" office:value="0.77840084544901078" table:style-name="ce47">
            <text:p>77,8%</text:p>
          </table:table-cell>
          <table:table-cell office:value-type="float" office:value="678034" table:style-name="ce46">
            <text:p>678.034</text:p>
          </table:table-cell>
          <table:table-cell office:value-type="percentage" office:value="0.80820802565157013" table:style-name="ce47">
            <text:p>80,8%</text:p>
          </table:table-cell>
          <table:table-cell office:value-type="float" office:value="562226" table:style-name="ce46">
            <text:p>562.226</text:p>
          </table:table-cell>
          <table:table-cell office:value-type="percentage" office:value="0.85683500821438474" table:style-name="ce47">
            <text:p>85,7%</text:p>
          </table:table-cell>
          <table:table-cell office:value-type="float" office:value="6129507" table:style-name="ce46">
            <text:p>6.129.507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9242657635883971" table:style-name="ce47">
            <text:p>89,2%</text:p>
          </table:table-cell>
          <table:table-cell office:value-type="percentage" office:value="0.78780586645115291" table:style-name="ce47">
            <text:p>78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295" table:style-name="ce46">
            <text:p>297.295</text:p>
          </table:table-cell>
          <table:table-cell office:value-type="percentage" office:value="1" table:style-name="ce47">
            <text:p>100,0%</text:p>
          </table:table-cell>
          <table:table-cell office:value-type="float" office:value="435207" table:style-name="ce46">
            <text:p>435.207</text:p>
          </table:table-cell>
          <table:table-cell office:value-type="percentage" office:value="0.99393644572947637" table:style-name="ce47">
            <text:p>99,4%</text:p>
          </table:table-cell>
          <table:table-cell office:value-type="float" office:value="572226" table:style-name="ce46">
            <text:p>572.226</text:p>
          </table:table-cell>
          <table:table-cell office:value-type="percentage" office:value="0.98535975534157128" table:style-name="ce47">
            <text:p>98,5%</text:p>
          </table:table-cell>
          <table:table-cell office:value-type="float" office:value="718286" table:style-name="ce46">
            <text:p>718.286</text:p>
          </table:table-cell>
          <table:table-cell office:value-type="percentage" office:value="0.95474350487948167" table:style-name="ce47">
            <text:p>95,5%</text:p>
          </table:table-cell>
          <table:table-cell office:value-type="float" office:value="759795" table:style-name="ce46">
            <text:p>759.795</text:p>
          </table:table-cell>
          <table:table-cell office:value-type="percentage" office:value="0.89220961309929214" table:style-name="ce47">
            <text:p>89,2%</text:p>
          </table:table-cell>
          <table:table-cell office:value-type="float" office:value="520983" table:style-name="ce46">
            <text:p>520.983</text:p>
          </table:table-cell>
          <table:table-cell office:value-type="percentage" office:value="0.80304550688314147" table:style-name="ce47">
            <text:p>80,3%</text:p>
          </table:table-cell>
          <table:table-cell office:value-type="float" office:value="437013" table:style-name="ce46">
            <text:p>437.013</text:p>
          </table:table-cell>
          <table:table-cell office:value-type="percentage" office:value="0.84671766196626408" table:style-name="ce47">
            <text:p>84,7%</text:p>
          </table:table-cell>
          <table:table-cell office:value-type="float" office:value="381249" table:style-name="ce46">
            <text:p>381.249</text:p>
          </table:table-cell>
          <table:table-cell office:value-type="percentage" office:value="0.89804749240927051" table:style-name="ce47">
            <text:p>89,8%</text:p>
          </table:table-cell>
          <table:table-cell office:value-type="float" office:value="4122054" table:style-name="ce46">
            <text:p>4.122.054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183673060174995" table:style-name="ce47">
            <text:p>91,8%</text:p>
          </table:table-cell>
          <table:table-cell office:value-type="percentage" office:value="0.81506155492804244" table:style-name="ce47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44" table:style-name="ce46">
            <text:p>78.344</text:p>
          </table:table-cell>
          <table:table-cell office:value-type="percentage" office:value="1" table:style-name="ce47">
            <text:p>100,0%</text:p>
          </table:table-cell>
          <table:table-cell office:value-type="float" office:value="96054" table:style-name="ce46">
            <text:p>96.054</text:p>
          </table:table-cell>
          <table:table-cell office:value-type="percentage" office:value="1" table:style-name="ce47">
            <text:p>100,0%</text:p>
          </table:table-cell>
          <table:table-cell office:value-type="float" office:value="133161" table:style-name="ce46">
            <text:p>133.161</text:p>
          </table:table-cell>
          <table:table-cell office:value-type="percentage" office:value="1" table:style-name="ce47">
            <text:p>100,0%</text:p>
          </table:table-cell>
          <table:table-cell office:value-type="float" office:value="161897" table:style-name="ce46">
            <text:p>161.897</text:p>
          </table:table-cell>
          <table:table-cell office:value-type="percentage" office:value="0.95674758888048417" table:style-name="ce47">
            <text:p>95,7%</text:p>
          </table:table-cell>
          <table:table-cell office:value-type="float" office:value="146794" table:style-name="ce46">
            <text:p>146.794</text:p>
          </table:table-cell>
          <table:table-cell office:value-type="percentage" office:value="0.92037318018232661" table:style-name="ce47">
            <text:p>92,0%</text:p>
          </table:table-cell>
          <table:table-cell office:value-type="float" office:value="113964" table:style-name="ce46">
            <text:p>113.964</text:p>
          </table:table-cell>
          <table:table-cell office:value-type="percentage" office:value="0.853797226530016" table:style-name="ce47">
            <text:p>85,4%</text:p>
          </table:table-cell>
          <table:table-cell office:value-type="float" office:value="94563" table:style-name="ce46">
            <text:p>94.563</text:p>
          </table:table-cell>
          <table:table-cell office:value-type="percentage" office:value="0.83447758559830565" table:style-name="ce47">
            <text:p>83,4%</text:p>
          </table:table-cell>
          <table:table-cell office:value-type="float" office:value="78957" table:style-name="ce46">
            <text:p>78.957</text:p>
          </table:table-cell>
          <table:table-cell office:value-type="percentage" office:value="0.93164601769911504" table:style-name="ce47">
            <text:p>93,2%</text:p>
          </table:table-cell>
          <table:table-cell office:value-type="float" office:value="903734" table:style-name="ce46">
            <text:p>903.734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786965473334894" table:style-name="ce47">
            <text:p>94,8%</text:p>
          </table:table-cell>
          <table:table-cell office:value-type="percentage" office:value="0.84938443796775709" table:style-name="ce47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682" table:style-name="ce46">
            <text:p>242.682</text:p>
          </table:table-cell>
          <table:table-cell office:value-type="percentage" office:value="1" table:style-name="ce47">
            <text:p>100,0%</text:p>
          </table:table-cell>
          <table:table-cell office:value-type="float" office:value="291898" table:style-name="ce46">
            <text:p>291.898</text:p>
          </table:table-cell>
          <table:table-cell office:value-type="percentage" office:value="1" table:style-name="ce47">
            <text:p>100,0%</text:p>
          </table:table-cell>
          <table:table-cell office:value-type="float" office:value="347180" table:style-name="ce46">
            <text:p>347.180</text:p>
          </table:table-cell>
          <table:table-cell office:value-type="percentage" office:value="1" table:style-name="ce47">
            <text:p>100,0%</text:p>
          </table:table-cell>
          <table:table-cell office:value-type="float" office:value="392377" table:style-name="ce46">
            <text:p>392.377</text:p>
          </table:table-cell>
          <table:table-cell office:value-type="percentage" office:value="0.96671011039964128" table:style-name="ce47">
            <text:p>96,7%</text:p>
          </table:table-cell>
          <table:table-cell office:value-type="float" office:value="410304" table:style-name="ce46">
            <text:p>410.304</text:p>
          </table:table-cell>
          <table:table-cell office:value-type="percentage" office:value="0.92573230961529351" table:style-name="ce47">
            <text:p>92,6%</text:p>
          </table:table-cell>
          <table:table-cell office:value-type="float" office:value="266343" table:style-name="ce46">
            <text:p>266.343</text:p>
          </table:table-cell>
          <table:table-cell office:value-type="percentage" office:value="0.82355105625092762" table:style-name="ce47">
            <text:p>82,4%</text:p>
          </table:table-cell>
          <table:table-cell office:value-type="float" office:value="201722" table:style-name="ce46">
            <text:p>201.722</text:p>
          </table:table-cell>
          <table:table-cell office:value-type="percentage" office:value="0.87332724336633749" table:style-name="ce47">
            <text:p>87,3%</text:p>
          </table:table-cell>
          <table:table-cell office:value-type="float" office:value="172205" table:style-name="ce46">
            <text:p>172.205</text:p>
          </table:table-cell>
          <table:table-cell office:value-type="percentage" office:value="0.95665724110729022" table:style-name="ce47">
            <text:p>95,7%</text:p>
          </table:table-cell>
          <table:table-cell office:value-type="float" office:value="2324711" table:style-name="ce46">
            <text:p>2.324.711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71231783945957" table:style-name="ce47">
            <text:p>94,7%</text:p>
          </table:table-cell>
          <table:table-cell office:value-type="percentage" office:value="0.86042440296703815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10" table:style-name="ce46">
            <text:p>23.410</text:p>
          </table:table-cell>
          <table:table-cell office:value-type="percentage" office:value="1" table:style-name="ce47">
            <text:p>100,0%</text:p>
          </table:table-cell>
          <table:table-cell office:value-type="float" office:value="28712" table:style-name="ce46">
            <text:p>28.712</text:p>
          </table:table-cell>
          <table:table-cell office:value-type="percentage" office:value="1" table:style-name="ce47">
            <text:p>100,0%</text:p>
          </table:table-cell>
          <table:table-cell office:value-type="float" office:value="38197" table:style-name="ce46">
            <text:p>38.197</text:p>
          </table:table-cell>
          <table:table-cell office:value-type="percentage" office:value="1" table:style-name="ce47">
            <text:p>100,0%</text:p>
          </table:table-cell>
          <table:table-cell office:value-type="float" office:value="45604" table:style-name="ce46">
            <text:p>45.604</text:p>
          </table:table-cell>
          <table:table-cell office:value-type="percentage" office:value="0.95678079892581402" table:style-name="ce47">
            <text:p>95,7%</text:p>
          </table:table-cell>
          <table:table-cell office:value-type="float" office:value="47925" table:style-name="ce46">
            <text:p>47.925</text:p>
          </table:table-cell>
          <table:table-cell office:value-type="percentage" office:value="0.90515043345232027" table:style-name="ce47">
            <text:p>90,5%</text:p>
          </table:table-cell>
          <table:table-cell office:value-type="float" office:value="31802" table:style-name="ce46">
            <text:p>31.802</text:p>
          </table:table-cell>
          <table:table-cell office:value-type="percentage" office:value="0.8088201632798393" table:style-name="ce47">
            <text:p>80,9%</text:p>
          </table:table-cell>
          <table:table-cell office:value-type="float" office:value="24846" table:style-name="ce46">
            <text:p>24.846</text:p>
          </table:table-cell>
          <table:table-cell office:value-type="percentage" office:value="0.81574627355702933" table:style-name="ce47">
            <text:p>81,6%</text:p>
          </table:table-cell>
          <table:table-cell office:value-type="float" office:value="22735" table:style-name="ce46">
            <text:p>22.735</text:p>
          </table:table-cell>
          <table:table-cell office:value-type="percentage" office:value="0.89045119849600496" table:style-name="ce47">
            <text:p>89,0%</text:p>
          </table:table-cell>
          <table:table-cell office:value-type="float" office:value="263231" table:style-name="ce46">
            <text:p>263.231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2696763742648869" table:style-name="ce47">
            <text:p>92,7%</text:p>
          </table:table-cell>
          <table:table-cell office:value-type="percentage" office:value="0.82281800733947252" table:style-name="ce47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897" table:style-name="ce46">
            <text:p>374.897</text:p>
          </table:table-cell>
          <table:table-cell office:value-type="percentage" office:value="1" table:style-name="ce47">
            <text:p>100,0%</text:p>
          </table:table-cell>
          <table:table-cell office:value-type="float" office:value="512495" table:style-name="ce46">
            <text:p>512.495</text:p>
          </table:table-cell>
          <table:table-cell office:value-type="percentage" office:value="0.97417507950296622" table:style-name="ce47">
            <text:p>97,4%</text:p>
          </table:table-cell>
          <table:table-cell office:value-type="float" office:value="692220" table:style-name="ce46">
            <text:p>692.220</text:p>
          </table:table-cell>
          <table:table-cell office:value-type="percentage" office:value="0.98421351214164754" table:style-name="ce47">
            <text:p>98,4%</text:p>
          </table:table-cell>
          <table:table-cell office:value-type="float" office:value="947405" table:style-name="ce46">
            <text:p>947.405</text:p>
          </table:table-cell>
          <table:table-cell office:value-type="percentage" office:value="0.97391196186610995" table:style-name="ce47">
            <text:p>97,4%</text:p>
          </table:table-cell>
          <table:table-cell office:value-type="float" office:value="1045330" table:style-name="ce46">
            <text:p>1.045.330</text:p>
          </table:table-cell>
          <table:table-cell office:value-type="percentage" office:value="0.89653173192129132" table:style-name="ce47">
            <text:p>89,7%</text:p>
          </table:table-cell>
          <table:table-cell office:value-type="float" office:value="767634" table:style-name="ce46">
            <text:p>767.634</text:p>
          </table:table-cell>
          <table:table-cell office:value-type="percentage" office:value="0.80834210858851774" table:style-name="ce47">
            <text:p>80,8%</text:p>
          </table:table-cell>
          <table:table-cell office:value-type="float" office:value="620997" table:style-name="ce46">
            <text:p>620.997</text:p>
          </table:table-cell>
          <table:table-cell office:value-type="percentage" office:value="0.83638775716354086" table:style-name="ce47">
            <text:p>83,6%</text:p>
          </table:table-cell>
          <table:table-cell office:value-type="float" office:value="469763" table:style-name="ce46">
            <text:p>469.763</text:p>
          </table:table-cell>
          <table:table-cell office:value-type="percentage" office:value="0.84864924432111744" table:style-name="ce47">
            <text:p>84,9%</text:p>
          </table:table-cell>
          <table:table-cell office:value-type="float" office:value="5430741" table:style-name="ce46">
            <text:p>5.430.741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0846407381007865" table:style-name="ce47">
            <text:p>90,8%</text:p>
          </table:table-cell>
          <table:table-cell office:value-type="percentage" office:value="0.80100747976957731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112" table:style-name="ce46">
            <text:p>74.112</text:p>
          </table:table-cell>
          <table:table-cell office:value-type="percentage" office:value="1" table:style-name="ce47">
            <text:p>100,0%</text:p>
          </table:table-cell>
          <table:table-cell office:value-type="float" office:value="103649" table:style-name="ce46">
            <text:p>103.649</text:p>
          </table:table-cell>
          <table:table-cell office:value-type="percentage" office:value="1" table:style-name="ce47">
            <text:p>100,0%</text:p>
          </table:table-cell>
          <table:table-cell office:value-type="float" office:value="149144" table:style-name="ce46">
            <text:p>149.144</text:p>
          </table:table-cell>
          <table:table-cell office:value-type="percentage" office:value="1" table:style-name="ce47">
            <text:p>100,0%</text:p>
          </table:table-cell>
          <table:table-cell office:value-type="float" office:value="208702" table:style-name="ce46">
            <text:p>208.702</text:p>
          </table:table-cell>
          <table:table-cell office:value-type="percentage" office:value="0.97864538395168243" table:style-name="ce47">
            <text:p>97,9%</text:p>
          </table:table-cell>
          <table:table-cell office:value-type="float" office:value="234263" table:style-name="ce46">
            <text:p>234.263</text:p>
          </table:table-cell>
          <table:table-cell office:value-type="percentage" office:value="0.92172554759459702" table:style-name="ce47">
            <text:p>92,2%</text:p>
          </table:table-cell>
          <table:table-cell office:value-type="float" office:value="171214" table:style-name="ce46">
            <text:p>171.214</text:p>
          </table:table-cell>
          <table:table-cell office:value-type="percentage" office:value="0.81919398286149003" table:style-name="ce47">
            <text:p>81,9%</text:p>
          </table:table-cell>
          <table:table-cell office:value-type="float" office:value="145823" table:style-name="ce46">
            <text:p>145.823</text:p>
          </table:table-cell>
          <table:table-cell office:value-type="percentage" office:value="0.84658747851934424" table:style-name="ce47">
            <text:p>84,7%</text:p>
          </table:table-cell>
          <table:table-cell office:value-type="float" office:value="124210" table:style-name="ce46">
            <text:p>124.210</text:p>
          </table:table-cell>
          <table:table-cell office:value-type="percentage" office:value="0.8753717563815242" table:style-name="ce47">
            <text:p>87,5%</text:p>
          </table:table-cell>
          <table:table-cell office:value-type="float" office:value="1211117" table:style-name="ce46">
            <text:p>1.211.117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2442011789606737" table:style-name="ce47">
            <text:p>92,4%</text:p>
          </table:table-cell>
          <table:table-cell office:value-type="percentage" office:value="0.80140029684016756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55" table:style-name="ce46">
            <text:p>42.555</text:p>
          </table:table-cell>
          <table:table-cell office:value-type="percentage" office:value="1" table:style-name="ce47">
            <text:p>100,0%</text:p>
          </table:table-cell>
          <table:table-cell office:value-type="float" office:value="55956" table:style-name="ce46">
            <text:p>55.956</text:p>
          </table:table-cell>
          <table:table-cell office:value-type="percentage" office:value="1" table:style-name="ce47">
            <text:p>100,0%</text:p>
          </table:table-cell>
          <table:table-cell office:value-type="float" office:value="72512" table:style-name="ce46">
            <text:p>72.512</text:p>
          </table:table-cell>
          <table:table-cell office:value-type="percentage" office:value="0.98196197389090512" table:style-name="ce47">
            <text:p>98,2%</text:p>
          </table:table-cell>
          <table:table-cell office:value-type="float" office:value="92313" table:style-name="ce46">
            <text:p>92.313</text:p>
          </table:table-cell>
          <table:table-cell office:value-type="percentage" office:value="0.95469212153804783" table:style-name="ce47">
            <text:p>95,5%</text:p>
          </table:table-cell>
          <table:table-cell office:value-type="float" office:value="96144" table:style-name="ce46">
            <text:p>96.144</text:p>
          </table:table-cell>
          <table:table-cell office:value-type="percentage" office:value="0.89020573693079763" table:style-name="ce47">
            <text:p>89,0%</text:p>
          </table:table-cell>
          <table:table-cell office:value-type="float" office:value="65317" table:style-name="ce46">
            <text:p>65.317</text:p>
          </table:table-cell>
          <table:table-cell office:value-type="percentage" office:value="0.80300217602439117" table:style-name="ce47">
            <text:p>80,3%</text:p>
          </table:table-cell>
          <table:table-cell office:value-type="float" office:value="59038" table:style-name="ce46">
            <text:p>59.038</text:p>
          </table:table-cell>
          <table:table-cell office:value-type="percentage" office:value="0.86658740293862935" table:style-name="ce47">
            <text:p>86,7%</text:p>
          </table:table-cell>
          <table:table-cell office:value-type="float" office:value="50802" table:style-name="ce46">
            <text:p>50.802</text:p>
          </table:table-cell>
          <table:table-cell office:value-type="percentage" office:value="0.90093636944030642" table:style-name="ce47">
            <text:p>90,1%</text:p>
          </table:table-cell>
          <table:table-cell office:value-type="float" office:value="534637" table:style-name="ce46">
            <text:p>534.637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196410448711112" table:style-name="ce47">
            <text:p>92,0%</text:p>
          </table:table-cell>
          <table:table-cell office:value-type="percentage" office:value="0.80858957315293323" table:style-name="ce47">
            <text:p>80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424" table:style-name="ce46">
            <text:p>164.424</text:p>
          </table:table-cell>
          <table:table-cell office:value-type="percentage" office:value="1" table:style-name="ce47">
            <text:p>100,0%</text:p>
          </table:table-cell>
          <table:table-cell office:value-type="float" office:value="214025" table:style-name="ce46">
            <text:p>214.025</text:p>
          </table:table-cell>
          <table:table-cell office:value-type="percentage" office:value="1" table:style-name="ce47">
            <text:p>100,0%</text:p>
          </table:table-cell>
          <table:table-cell office:value-type="float" office:value="279308" table:style-name="ce46">
            <text:p>279.308</text:p>
          </table:table-cell>
          <table:table-cell office:value-type="percentage" office:value="0.99710480188776918" table:style-name="ce47">
            <text:p>99,7%</text:p>
          </table:table-cell>
          <table:table-cell office:value-type="float" office:value="325353" table:style-name="ce46">
            <text:p>325.353</text:p>
          </table:table-cell>
          <table:table-cell office:value-type="percentage" office:value="0.95698532547789994" table:style-name="ce47">
            <text:p>95,7%</text:p>
          </table:table-cell>
          <table:table-cell office:value-type="float" office:value="323275" table:style-name="ce46">
            <text:p>323.275</text:p>
          </table:table-cell>
          <table:table-cell office:value-type="percentage" office:value="0.89269688208475895" table:style-name="ce47">
            <text:p>89,3%</text:p>
          </table:table-cell>
          <table:table-cell office:value-type="float" office:value="207155" table:style-name="ce46">
            <text:p>207.155</text:p>
          </table:table-cell>
          <table:table-cell office:value-type="percentage" office:value="0.7950894861884602" table:style-name="ce47">
            <text:p>79,5%</text:p>
          </table:table-cell>
          <table:table-cell office:value-type="float" office:value="169438" table:style-name="ce46">
            <text:p>169.438</text:p>
          </table:table-cell>
          <table:table-cell office:value-type="percentage" office:value="0.84074151259837049" table:style-name="ce47">
            <text:p>84,1%</text:p>
          </table:table-cell>
          <table:table-cell office:value-type="float" office:value="152021" table:style-name="ce46">
            <text:p>152.021</text:p>
          </table:table-cell>
          <table:table-cell office:value-type="percentage" office:value="0.90163458002680807" table:style-name="ce47">
            <text:p>90,2%</text:p>
          </table:table-cell>
          <table:table-cell office:value-type="float" office:value="1834999" table:style-name="ce46">
            <text:p>1.834.999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2492526246973827" table:style-name="ce47">
            <text:p>92,5%</text:p>
          </table:table-cell>
          <table:table-cell office:value-type="percentage" office:value="0.82638851359871457" table:style-name="ce47">
            <text:p>82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8" table:style-name="ce46">
            <text:p>2.408</text:p>
          </table:table-cell>
          <table:table-cell office:value-type="percentage" office:value="0.92437619961612283" table:style-name="ce47">
            <text:p>92,4%</text:p>
          </table:table-cell>
          <table:table-cell office:value-type="float" office:value="3907" table:style-name="ce46">
            <text:p>3.907</text:p>
          </table:table-cell>
          <table:table-cell office:value-type="percentage" office:value="0.90481704492820747" table:style-name="ce47">
            <text:p>90,5%</text:p>
          </table:table-cell>
          <table:table-cell office:value-type="float" office:value="7695" table:style-name="ce46">
            <text:p>7.695</text:p>
          </table:table-cell>
          <table:table-cell office:value-type="percentage" office:value="0.97938144329896903" table:style-name="ce47">
            <text:p>97,9%</text:p>
          </table:table-cell>
          <table:table-cell office:value-type="float" office:value="10647" table:style-name="ce46">
            <text:p>10.647</text:p>
          </table:table-cell>
          <table:table-cell office:value-type="percentage" office:value="0.92133956386292837" table:style-name="ce47">
            <text:p>92,1%</text:p>
          </table:table-cell>
          <table:table-cell office:value-type="float" office:value="11252" table:style-name="ce46">
            <text:p>11.252</text:p>
          </table:table-cell>
          <table:table-cell office:value-type="percentage" office:value="0.89004904287296316" table:style-name="ce47">
            <text:p>89,0%</text:p>
          </table:table-cell>
          <table:table-cell office:value-type="float" office:value="9415" table:style-name="ce46">
            <text:p>9.415</text:p>
          </table:table-cell>
          <table:table-cell office:value-type="percentage" office:value="0.79157558432823272" table:style-name="ce47">
            <text:p>79,2%</text:p>
          </table:table-cell>
          <table:table-cell office:value-type="float" office:value="9459" table:style-name="ce46">
            <text:p>9.459</text:p>
          </table:table-cell>
          <table:table-cell office:value-type="percentage" office:value="0.86249658065104406" table:style-name="ce47">
            <text:p>86,2%</text:p>
          </table:table-cell>
          <table:table-cell office:value-type="float" office:value="8782" table:style-name="ce46">
            <text:p>8.782</text:p>
          </table:table-cell>
          <table:table-cell office:value-type="percentage" office:value="0.96230550076703925" table:style-name="ce47">
            <text:p>96,2%</text:p>
          </table:table-cell>
          <table:table-cell office:value-type="float" office:value="63565" table:style-name="ce46">
            <text:p>63.565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9572324385260338" table:style-name="ce47">
            <text:p>89,6%</text:p>
          </table:table-cell>
          <table:table-cell office:value-type="percentage" office:value="0.7549108097194841" table:style-name="ce47">
            <text:p>75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2" table:style-name="ce46">
            <text:p>2.092</text:p>
          </table:table-cell>
          <table:table-cell office:value-type="percentage" office:value="0.89059174116645379" table:style-name="ce47">
            <text:p>89,1%</text:p>
          </table:table-cell>
          <table:table-cell office:value-type="float" office:value="3421" table:style-name="ce46">
            <text:p>3.421</text:p>
          </table:table-cell>
          <table:table-cell office:value-type="percentage" office:value="0.91275346851654215" table:style-name="ce47">
            <text:p>91,3%</text:p>
          </table:table-cell>
          <table:table-cell office:value-type="float" office:value="7487" table:style-name="ce46">
            <text:p>7.487</text:p>
          </table:table-cell>
          <table:table-cell office:value-type="percentage" office:value="0.9565606234828159" table:style-name="ce47">
            <text:p>95,7%</text:p>
          </table:table-cell>
          <table:table-cell office:value-type="float" office:value="10117" table:style-name="ce46">
            <text:p>10.117</text:p>
          </table:table-cell>
          <table:table-cell office:value-type="percentage" office:value="0.89538897247544036" table:style-name="ce47">
            <text:p>89,5%</text:p>
          </table:table-cell>
          <table:table-cell office:value-type="float" office:value="10588" table:style-name="ce46">
            <text:p>10.588</text:p>
          </table:table-cell>
          <table:table-cell office:value-type="percentage" office:value="0.88218630228295281" table:style-name="ce47">
            <text:p>88,2%</text:p>
          </table:table-cell>
          <table:table-cell office:value-type="float" office:value="9162" table:style-name="ce46">
            <text:p>9.162</text:p>
          </table:table-cell>
          <table:table-cell office:value-type="percentage" office:value="0.75513063545701808" table:style-name="ce47">
            <text:p>75,5%</text:p>
          </table:table-cell>
          <table:table-cell office:value-type="float" office:value="9443" table:style-name="ce46">
            <text:p>9.443</text:p>
          </table:table-cell>
          <table:table-cell office:value-type="percentage" office:value="0.78724468528553559" table:style-name="ce47">
            <text:p>78,7%</text:p>
          </table:table-cell>
          <table:table-cell office:value-type="float" office:value="8521" table:style-name="ce46">
            <text:p>8.521</text:p>
          </table:table-cell>
          <table:table-cell office:value-type="percentage" office:value="0.89001462293712141" table:style-name="ce47">
            <text:p>89,0%</text:p>
          </table:table-cell>
          <table:table-cell office:value-type="float" office:value="60831" table:style-name="ce46">
            <text:p>60.831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5765646368801729" table:style-name="ce47">
            <text:p>85,8%</text:p>
          </table:table-cell>
          <table:table-cell office:value-type="percentage" office:value="0.6985966282328081" table:style-name="ce47">
            <text:p>69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77" table:style-name="ce46">
            <text:p>3.677</text:p>
          </table:table-cell>
          <table:table-cell office:value-type="string" table:style-name="ce47">
            <text:p>-</text:p>
          </table:table-cell>
          <table:table-cell office:value-type="float" office:value="9772" table:style-name="ce46">
            <text:p>9.772</text:p>
          </table:table-cell>
          <table:table-cell office:value-type="string" table:style-name="ce47">
            <text:p>-</text:p>
          </table:table-cell>
          <table:table-cell office:value-type="float" office:value="22797" table:style-name="ce46">
            <text:p>22.797</text:p>
          </table:table-cell>
          <table:table-cell office:value-type="string" table:style-name="ce47">
            <text:p>-</text:p>
          </table:table-cell>
          <table:table-cell office:value-type="float" office:value="32851" table:style-name="ce46">
            <text:p>32.851</text:p>
          </table:table-cell>
          <table:table-cell office:value-type="string" table:style-name="ce47">
            <text:p>-</text:p>
          </table:table-cell>
          <table:table-cell office:value-type="float" office:value="24895" table:style-name="ce46">
            <text:p>24.895</text:p>
          </table:table-cell>
          <table:table-cell office:value-type="string" table:style-name="ce47">
            <text:p>-</text:p>
          </table:table-cell>
          <table:table-cell office:value-type="float" office:value="1204" table:style-name="ce46">
            <text:p>1.204</text:p>
          </table:table-cell>
          <table:table-cell office:value-type="string" table:style-name="ce47">
            <text:p>-</text:p>
          </table:table-cell>
          <table:table-cell office:value-type="float" office:value="95248" table:style-name="ce46">
            <text:p>95.24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9" table:style-name="ce49">
            <text:p>29</text:p>
          </table:table-cell>
          <table:table-cell office:value-type="string" table:style-name="ce50">
            <text:p>-</text:p>
          </table:table-cell>
          <table:table-cell office:value-type="float" office:value="43" table:style-name="ce49">
            <text:p>43</text:p>
          </table:table-cell>
          <table:table-cell office:value-type="string" table:style-name="ce50">
            <text:p>-</text:p>
          </table:table-cell>
          <table:table-cell office:value-type="float" office:value="260" table:style-name="ce49">
            <text:p>260</text:p>
          </table:table-cell>
          <table:table-cell office:value-type="string" table:style-name="ce50">
            <text:p>-</text:p>
          </table:table-cell>
          <table:table-cell office:value-type="float" office:value="768" table:style-name="ce49">
            <text:p>768</text:p>
          </table:table-cell>
          <table:table-cell office:value-type="string" table:style-name="ce50">
            <text:p>-</text:p>
          </table:table-cell>
          <table:table-cell office:value-type="float" office:value="1525" table:style-name="ce49">
            <text:p>1.525</text:p>
          </table:table-cell>
          <table:table-cell office:value-type="string" table:style-name="ce50">
            <text:p>-</text:p>
          </table:table-cell>
          <table:table-cell office:value-type="float" office:value="1818" table:style-name="ce49">
            <text:p>1.818</text:p>
          </table:table-cell>
          <table:table-cell office:value-type="string" table:style-name="ce50">
            <text:p>-</text:p>
          </table:table-cell>
          <table:table-cell office:value-type="float" office:value="1506" table:style-name="ce49">
            <text:p>1.506</text:p>
          </table:table-cell>
          <table:table-cell office:value-type="string" table:style-name="ce50">
            <text:p>-</text:p>
          </table:table-cell>
          <table:table-cell office:value-type="float" office:value="186" table:style-name="ce49">
            <text:p>186</text:p>
          </table:table-cell>
          <table:table-cell office:value-type="string" table:style-name="ce50">
            <text:p>-</text:p>
          </table:table-cell>
          <table:table-cell office:value-type="float" office:value="6135" table:style-name="ce49">
            <text:p>6.135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4564" table:style-name="ce53">
            <text:p>2.944.564</text:p>
          </table:table-cell>
          <table:table-cell office:value-type="percentage" office:value="1" table:style-name="ce54">
            <text:p>100,0%</text:p>
          </table:table-cell>
          <table:table-cell office:value-type="float" office:value="3956101" table:style-name="ce53">
            <text:p>3.956.101</text:p>
          </table:table-cell>
          <table:table-cell office:value-type="percentage" office:value="0.99900405172163442" table:style-name="ce54">
            <text:p>99,9%</text:p>
          </table:table-cell>
          <table:table-cell office:value-type="float" office:value="5309359" table:style-name="ce53">
            <text:p>5.309.359</text:p>
          </table:table-cell>
          <table:table-cell office:value-type="percentage" office:value="0.99482348276723975" table:style-name="ce54">
            <text:p>99,5%</text:p>
          </table:table-cell>
          <table:table-cell office:value-type="float" office:value="6726747" table:style-name="ce53">
            <text:p>6.726.747</text:p>
          </table:table-cell>
          <table:table-cell office:value-type="percentage" office:value="0.95641324293298202" table:style-name="ce54">
            <text:p>95,6%</text:p>
          </table:table-cell>
          <table:table-cell office:value-type="float" office:value="7061337" table:style-name="ce53">
            <text:p>7.061.337</text:p>
          </table:table-cell>
          <table:table-cell office:value-type="percentage" office:value="0.89477601699093623" table:style-name="ce54">
            <text:p>89,5%</text:p>
          </table:table-cell>
          <table:table-cell office:value-type="float" office:value="5025894" table:style-name="ce53">
            <text:p>5.025.894</text:p>
          </table:table-cell>
          <table:table-cell office:value-type="percentage" office:value="0.8066723773726997" table:style-name="ce54">
            <text:p>80,7%</text:p>
          </table:table-cell>
          <table:table-cell office:value-type="float" office:value="4129831" table:style-name="ce53">
            <text:p>4.129.831</text:p>
          </table:table-cell>
          <table:table-cell office:value-type="percentage" office:value="0.83521368593062384" table:style-name="ce54">
            <text:p>83,5%</text:p>
          </table:table-cell>
          <table:table-cell office:value-type="float" office:value="3453964" table:style-name="ce53">
            <text:p>3.453.964</text:p>
          </table:table-cell>
          <table:table-cell office:value-type="percentage" office:value="0.88820851053543537" table:style-name="ce54">
            <text:p>88,8%</text:p>
          </table:table-cell>
          <table:table-cell office:value-type="float" office:value="38607797" table:style-name="ce53">
            <text:p>38.607.797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1661812855973979" table:style-name="ce54">
            <text:p>91,7%</text:p>
          </table:table-cell>
          <table:table-cell office:value-type="percentage" office:value="0.81363857022838082" table:style-name="ce54">
            <text:p>81,4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808" table:style-name="ce43">
            <text:p>429.808</text:p>
          </table:table-cell>
          <table:table-cell office:value-type="percentage" office:value="1" table:style-name="ce44">
            <text:p>100,0%</text:p>
          </table:table-cell>
          <table:table-cell office:value-type="float" office:value="651331" table:style-name="ce43">
            <text:p>651.331</text:p>
          </table:table-cell>
          <table:table-cell office:value-type="percentage" office:value="1" table:style-name="ce44">
            <text:p>100,0%</text:p>
          </table:table-cell>
          <table:table-cell office:value-type="float" office:value="923058" table:style-name="ce43">
            <text:p>923.058</text:p>
          </table:table-cell>
          <table:table-cell office:value-type="percentage" office:value="1.0075435492339111" table:style-name="ce44">
            <text:p>100,8%</text:p>
          </table:table-cell>
          <table:table-cell office:value-type="float" office:value="1211624" table:style-name="ce43">
            <text:p>1.211.624</text:p>
          </table:table-cell>
          <table:table-cell office:value-type="percentage" office:value="0.95778963353177538" table:style-name="ce44">
            <text:p>95,8%</text:p>
          </table:table-cell>
          <table:table-cell office:value-type="float" office:value="1247834" table:style-name="ce43">
            <text:p>1.247.834</text:p>
          </table:table-cell>
          <table:table-cell office:value-type="percentage" office:value="0.90088902429691708" table:style-name="ce44">
            <text:p>90,1%</text:p>
          </table:table-cell>
          <table:table-cell office:value-type="float" office:value="923963" table:style-name="ce43">
            <text:p>923.963</text:p>
          </table:table-cell>
          <table:table-cell office:value-type="percentage" office:value="0.81033961079338401" table:style-name="ce44">
            <text:p>81,0%</text:p>
          </table:table-cell>
          <table:table-cell office:value-type="float" office:value="760416" table:style-name="ce43">
            <text:p>760.416</text:p>
          </table:table-cell>
          <table:table-cell office:value-type="percentage" office:value="0.81882085386444303" table:style-name="ce44">
            <text:p>81,9%</text:p>
          </table:table-cell>
          <table:table-cell office:value-type="float" office:value="670214" table:style-name="ce43">
            <text:p>670.214</text:p>
          </table:table-cell>
          <table:table-cell office:value-type="percentage" office:value="0.89016837404885329" table:style-name="ce44">
            <text:p>89,0%</text:p>
          </table:table-cell>
          <table:table-cell office:value-type="float" office:value="6818248" table:style-name="ce43">
            <text:p>6.818.248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495851770839276" table:style-name="ce44">
            <text:p>91,5%</text:p>
          </table:table-cell>
          <table:table-cell office:value-type="percentage" office:value="0.80551948623477754" table:style-name="ce44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297" table:style-name="ce46">
            <text:p>100.297</text:p>
          </table:table-cell>
          <table:table-cell office:value-type="percentage" office:value="1" table:style-name="ce47">
            <text:p>100,0%</text:p>
          </table:table-cell>
          <table:table-cell office:value-type="float" office:value="118873" table:style-name="ce46">
            <text:p>118.873</text:p>
          </table:table-cell>
          <table:table-cell office:value-type="percentage" office:value="0.99931066369635579" table:style-name="ce47">
            <text:p>99,9%</text:p>
          </table:table-cell>
          <table:table-cell office:value-type="float" office:value="152951" table:style-name="ce46">
            <text:p>152.951</text:p>
          </table:table-cell>
          <table:table-cell office:value-type="percentage" office:value="0.97815395831601293" table:style-name="ce47">
            <text:p>97,8%</text:p>
          </table:table-cell>
          <table:table-cell office:value-type="float" office:value="184766" table:style-name="ce46">
            <text:p>184.766</text:p>
          </table:table-cell>
          <table:table-cell office:value-type="percentage" office:value="0.93190965672379533" table:style-name="ce47">
            <text:p>93,2%</text:p>
          </table:table-cell>
          <table:table-cell office:value-type="float" office:value="186916" table:style-name="ce46">
            <text:p>186.916</text:p>
          </table:table-cell>
          <table:table-cell office:value-type="percentage" office:value="0.86960729123535074" table:style-name="ce47">
            <text:p>87,0%</text:p>
          </table:table-cell>
          <table:table-cell office:value-type="float" office:value="124876" table:style-name="ce46">
            <text:p>124.876</text:p>
          </table:table-cell>
          <table:table-cell office:value-type="percentage" office:value="0.76011346067224228" table:style-name="ce47">
            <text:p>76,0%</text:p>
          </table:table-cell>
          <table:table-cell office:value-type="float" office:value="103197" table:style-name="ce46">
            <text:p>103.197</text:p>
          </table:table-cell>
          <table:table-cell office:value-type="percentage" office:value="0.79138196792969384" table:style-name="ce47">
            <text:p>79,1%</text:p>
          </table:table-cell>
          <table:table-cell office:value-type="float" office:value="87509" table:style-name="ce46">
            <text:p>87.509</text:p>
          </table:table-cell>
          <table:table-cell office:value-type="percentage" office:value="0.84870379889243419" table:style-name="ce47">
            <text:p>84,9%</text:p>
          </table:table-cell>
          <table:table-cell office:value-type="float" office:value="1059385" table:style-name="ce46">
            <text:p>1.059.385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389469882730566" table:style-name="ce47">
            <text:p>89,4%</text:p>
          </table:table-cell>
          <table:table-cell office:value-type="percentage" office:value="0.79689496920018266" table:style-name="ce47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242" table:style-name="ce46">
            <text:p>88.242</text:p>
          </table:table-cell>
          <table:table-cell office:value-type="percentage" office:value="1" table:style-name="ce47">
            <text:p>100,0%</text:p>
          </table:table-cell>
          <table:table-cell office:value-type="float" office:value="114004" table:style-name="ce46">
            <text:p>114.004</text:p>
          </table:table-cell>
          <table:table-cell office:value-type="percentage" office:value="1" table:style-name="ce47">
            <text:p>100,0%</text:p>
          </table:table-cell>
          <table:table-cell office:value-type="float" office:value="147385" table:style-name="ce46">
            <text:p>147.385</text:p>
          </table:table-cell>
          <table:table-cell office:value-type="percentage" office:value="0.98485152219816641" table:style-name="ce47">
            <text:p>98,5%</text:p>
          </table:table-cell>
          <table:table-cell office:value-type="float" office:value="152703" table:style-name="ce46">
            <text:p>152.703</text:p>
          </table:table-cell>
          <table:table-cell office:value-type="percentage" office:value="0.93887300562574938" table:style-name="ce47">
            <text:p>93,9%</text:p>
          </table:table-cell>
          <table:table-cell office:value-type="float" office:value="150228" table:style-name="ce46">
            <text:p>150.228</text:p>
          </table:table-cell>
          <table:table-cell office:value-type="percentage" office:value="0.89960657033528346" table:style-name="ce47">
            <text:p>90,0%</text:p>
          </table:table-cell>
          <table:table-cell office:value-type="float" office:value="90050" table:style-name="ce46">
            <text:p>90.050</text:p>
          </table:table-cell>
          <table:table-cell office:value-type="percentage" office:value="0.78679959109138409" table:style-name="ce47">
            <text:p>78,7%</text:p>
          </table:table-cell>
          <table:table-cell office:value-type="float" office:value="65669" table:style-name="ce46">
            <text:p>65.669</text:p>
          </table:table-cell>
          <table:table-cell office:value-type="percentage" office:value="0.83008684000960675" table:style-name="ce47">
            <text:p>83,0%</text:p>
          </table:table-cell>
          <table:table-cell office:value-type="float" office:value="59955" table:style-name="ce46">
            <text:p>59.955</text:p>
          </table:table-cell>
          <table:table-cell office:value-type="percentage" office:value="0.93679687499999997" table:style-name="ce47">
            <text:p>93,7%</text:p>
          </table:table-cell>
          <table:table-cell office:value-type="float" office:value="868236" table:style-name="ce46">
            <text:p>868.236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96615260079214" table:style-name="ce47">
            <text:p>93,0%</text:p>
          </table:table-cell>
          <table:table-cell office:value-type="percentage" office:value="0.8522277538712818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139" table:style-name="ce46">
            <text:p>51.139</text:p>
          </table:table-cell>
          <table:table-cell office:value-type="percentage" office:value="1" table:style-name="ce47">
            <text:p>100,0%</text:p>
          </table:table-cell>
          <table:table-cell office:value-type="float" office:value="79149" table:style-name="ce46">
            <text:p>79.149</text:p>
          </table:table-cell>
          <table:table-cell office:value-type="percentage" office:value="0.98302200804808981" table:style-name="ce47">
            <text:p>98,3%</text:p>
          </table:table-cell>
          <table:table-cell office:value-type="float" office:value="109912" table:style-name="ce46">
            <text:p>109.912</text:p>
          </table:table-cell>
          <table:table-cell office:value-type="percentage" office:value="0.93756770820004942" table:style-name="ce47">
            <text:p>93,8%</text:p>
          </table:table-cell>
          <table:table-cell office:value-type="float" office:value="150191" table:style-name="ce46">
            <text:p>150.191</text:p>
          </table:table-cell>
          <table:table-cell office:value-type="percentage" office:value="0.90587284450261463" table:style-name="ce47">
            <text:p>90,6%</text:p>
          </table:table-cell>
          <table:table-cell office:value-type="float" office:value="168168" table:style-name="ce46">
            <text:p>168.168</text:p>
          </table:table-cell>
          <table:table-cell office:value-type="percentage" office:value="0.81566847098539086" table:style-name="ce47">
            <text:p>81,6%</text:p>
          </table:table-cell>
          <table:table-cell office:value-type="float" office:value="127485" table:style-name="ce46">
            <text:p>127.485</text:p>
          </table:table-cell>
          <table:table-cell office:value-type="percentage" office:value="0.69974806105814358" table:style-name="ce47">
            <text:p>70,0%</text:p>
          </table:table-cell>
          <table:table-cell office:value-type="float" office:value="97576" table:style-name="ce46">
            <text:p>97.576</text:p>
          </table:table-cell>
          <table:table-cell office:value-type="percentage" office:value="0.70736976410375374" table:style-name="ce47">
            <text:p>70,7%</text:p>
          </table:table-cell>
          <table:table-cell office:value-type="float" office:value="75470" table:style-name="ce46">
            <text:p>75.470</text:p>
          </table:table-cell>
          <table:table-cell office:value-type="percentage" office:value="0.79042731462086302" table:style-name="ce47">
            <text:p>79,0%</text:p>
          </table:table-cell>
          <table:table-cell office:value-type="float" office:value="859090" table:style-name="ce46">
            <text:p>859.090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3014532302218547" table:style-name="ce47">
            <text:p>83,0%</text:p>
          </table:table-cell>
          <table:table-cell office:value-type="percentage" office:value="0.73329788151181818" table:style-name="ce47">
            <text:p>73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223" table:style-name="ce46">
            <text:p>92.223</text:p>
          </table:table-cell>
          <table:table-cell office:value-type="percentage" office:value="1" table:style-name="ce47">
            <text:p>100,0%</text:p>
          </table:table-cell>
          <table:table-cell office:value-type="float" office:value="150728" table:style-name="ce46">
            <text:p>150.728</text:p>
          </table:table-cell>
          <table:table-cell office:value-type="percentage" office:value="0.97539005118714039" table:style-name="ce47">
            <text:p>97,5%</text:p>
          </table:table-cell>
          <table:table-cell office:value-type="float" office:value="221708" table:style-name="ce46">
            <text:p>221.708</text:p>
          </table:table-cell>
          <table:table-cell office:value-type="percentage" office:value="0.9430690963537679" table:style-name="ce47">
            <text:p>94,3%</text:p>
          </table:table-cell>
          <table:table-cell office:value-type="float" office:value="319713" table:style-name="ce46">
            <text:p>319.713</text:p>
          </table:table-cell>
          <table:table-cell office:value-type="percentage" office:value="0.91213139635732876" table:style-name="ce47">
            <text:p>91,2%</text:p>
          </table:table-cell>
          <table:table-cell office:value-type="float" office:value="316033" table:style-name="ce46">
            <text:p>316.033</text:p>
          </table:table-cell>
          <table:table-cell office:value-type="percentage" office:value="0.81467761726523757" table:style-name="ce47">
            <text:p>81,5%</text:p>
          </table:table-cell>
          <table:table-cell office:value-type="float" office:value="225775" table:style-name="ce46">
            <text:p>225.775</text:p>
          </table:table-cell>
          <table:table-cell office:value-type="percentage" office:value="0.72611872616053563" table:style-name="ce47">
            <text:p>72,6%</text:p>
          </table:table-cell>
          <table:table-cell office:value-type="float" office:value="182266" table:style-name="ce46">
            <text:p>182.266</text:p>
          </table:table-cell>
          <table:table-cell office:value-type="percentage" office:value="0.72400177955733513" table:style-name="ce47">
            <text:p>72,4%</text:p>
          </table:table-cell>
          <table:table-cell office:value-type="float" office:value="148811" table:style-name="ce46">
            <text:p>148.811</text:p>
          </table:table-cell>
          <table:table-cell office:value-type="percentage" office:value="0.82766119568179675" table:style-name="ce47">
            <text:p>82,8%</text:p>
          </table:table-cell>
          <table:table-cell office:value-type="float" office:value="1657257" table:style-name="ce46">
            <text:p>1.657.257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520551578101299" table:style-name="ce47">
            <text:p>84,5%</text:p>
          </table:table-cell>
          <table:table-cell office:value-type="percentage" office:value="0.76162387773259699" table:style-name="ce47">
            <text:p>76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132" table:style-name="ce46">
            <text:p>42.132</text:p>
          </table:table-cell>
          <table:table-cell office:value-type="percentage" office:value="1" table:style-name="ce47">
            <text:p>100,0%</text:p>
          </table:table-cell>
          <table:table-cell office:value-type="float" office:value="55903" table:style-name="ce46">
            <text:p>55.903</text:p>
          </table:table-cell>
          <table:table-cell office:value-type="percentage" office:value="1" table:style-name="ce47">
            <text:p>100,0%</text:p>
          </table:table-cell>
          <table:table-cell office:value-type="float" office:value="76301" table:style-name="ce46">
            <text:p>76.301</text:p>
          </table:table-cell>
          <table:table-cell office:value-type="percentage" office:value="0.98650203633072597" table:style-name="ce47">
            <text:p>98,7%</text:p>
          </table:table-cell>
          <table:table-cell office:value-type="float" office:value="83953" table:style-name="ce46">
            <text:p>83.953</text:p>
          </table:table-cell>
          <table:table-cell office:value-type="percentage" office:value="0.93318438486505717" table:style-name="ce47">
            <text:p>93,3%</text:p>
          </table:table-cell>
          <table:table-cell office:value-type="float" office:value="87314" table:style-name="ce46">
            <text:p>87.314</text:p>
          </table:table-cell>
          <table:table-cell office:value-type="percentage" office:value="0.8930642637236752" table:style-name="ce47">
            <text:p>89,3%</text:p>
          </table:table-cell>
          <table:table-cell office:value-type="float" office:value="54754" table:style-name="ce46">
            <text:p>54.754</text:p>
          </table:table-cell>
          <table:table-cell office:value-type="percentage" office:value="0.7769500376030537" table:style-name="ce47">
            <text:p>77,7%</text:p>
          </table:table-cell>
          <table:table-cell office:value-type="float" office:value="41172" table:style-name="ce46">
            <text:p>41.172</text:p>
          </table:table-cell>
          <table:table-cell office:value-type="percentage" office:value="0.81520641520641524" table:style-name="ce47">
            <text:p>81,5%</text:p>
          </table:table-cell>
          <table:table-cell office:value-type="float" office:value="39800" table:style-name="ce46">
            <text:p>39.800</text:p>
          </table:table-cell>
          <table:table-cell office:value-type="percentage" office:value="0.90530673520915317" table:style-name="ce47">
            <text:p>90,5%</text:p>
          </table:table-cell>
          <table:table-cell office:value-type="float" office:value="481329" table:style-name="ce46">
            <text:p>481.329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83442180998117" table:style-name="ce47">
            <text:p>91,8%</text:p>
          </table:table-cell>
          <table:table-cell office:value-type="percentage" office:value="0.82574175894871382" table:style-name="ce47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741" table:style-name="ce46">
            <text:p>227.741</text:p>
          </table:table-cell>
          <table:table-cell office:value-type="percentage" office:value="1" table:style-name="ce47">
            <text:p>100,0%</text:p>
          </table:table-cell>
          <table:table-cell office:value-type="float" office:value="250092" table:style-name="ce46">
            <text:p>250.092</text:p>
          </table:table-cell>
          <table:table-cell office:value-type="percentage" office:value="1" table:style-name="ce47">
            <text:p>100,0%</text:p>
          </table:table-cell>
          <table:table-cell office:value-type="float" office:value="320732" table:style-name="ce46">
            <text:p>320.732</text:p>
          </table:table-cell>
          <table:table-cell office:value-type="percentage" office:value="1.0067707761123754" table:style-name="ce47">
            <text:p>100,7%</text:p>
          </table:table-cell>
          <table:table-cell office:value-type="float" office:value="350705" table:style-name="ce46">
            <text:p>350.705</text:p>
          </table:table-cell>
          <table:table-cell office:value-type="percentage" office:value="0.92006296320587655" table:style-name="ce47">
            <text:p>92,0%</text:p>
          </table:table-cell>
          <table:table-cell office:value-type="float" office:value="318304" table:style-name="ce46">
            <text:p>318.304</text:p>
          </table:table-cell>
          <table:table-cell office:value-type="percentage" office:value="0.87613437745145262" table:style-name="ce47">
            <text:p>87,6%</text:p>
          </table:table-cell>
          <table:table-cell office:value-type="float" office:value="210175" table:style-name="ce46">
            <text:p>210.175</text:p>
          </table:table-cell>
          <table:table-cell office:value-type="percentage" office:value="0.78487058551140287" table:style-name="ce47">
            <text:p>78,5%</text:p>
          </table:table-cell>
          <table:table-cell office:value-type="float" office:value="170617" table:style-name="ce46">
            <text:p>170.617</text:p>
          </table:table-cell>
          <table:table-cell office:value-type="percentage" office:value="0.80858838137304156" table:style-name="ce47">
            <text:p>80,9%</text:p>
          </table:table-cell>
          <table:table-cell office:value-type="float" office:value="139024" table:style-name="ce46">
            <text:p>139.024</text:p>
          </table:table-cell>
          <table:table-cell office:value-type="percentage" office:value="0.84082689213871853" table:style-name="ce47">
            <text:p>84,1%</text:p>
          </table:table-cell>
          <table:table-cell office:value-type="float" office:value="1987390" table:style-name="ce46">
            <text:p>1.987.390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321643209681957" table:style-name="ce47">
            <text:p>91,3%</text:p>
          </table:table-cell>
          <table:table-cell office:value-type="percentage" office:value="0.82983634512747406" table:style-name="ce47">
            <text:p>83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210" table:style-name="ce46">
            <text:p>137.210</text:p>
          </table:table-cell>
          <table:table-cell office:value-type="percentage" office:value="1" table:style-name="ce47">
            <text:p>100,0%</text:p>
          </table:table-cell>
          <table:table-cell office:value-type="float" office:value="158107" table:style-name="ce46">
            <text:p>158.107</text:p>
          </table:table-cell>
          <table:table-cell office:value-type="percentage" office:value="0.99375239627657908" table:style-name="ce47">
            <text:p>99,4%</text:p>
          </table:table-cell>
          <table:table-cell office:value-type="float" office:value="215519" table:style-name="ce46">
            <text:p>215.519</text:p>
          </table:table-cell>
          <table:table-cell office:value-type="percentage" office:value="0.98660984050832246" table:style-name="ce47">
            <text:p>98,7%</text:p>
          </table:table-cell>
          <table:table-cell office:value-type="float" office:value="279376" table:style-name="ce46">
            <text:p>279.376</text:p>
          </table:table-cell>
          <table:table-cell office:value-type="percentage" office:value="0.9086048432733399" table:style-name="ce47">
            <text:p>90,9%</text:p>
          </table:table-cell>
          <table:table-cell office:value-type="float" office:value="278416" table:style-name="ce46">
            <text:p>278.416</text:p>
          </table:table-cell>
          <table:table-cell office:value-type="percentage" office:value="0.84214092345850788" table:style-name="ce47">
            <text:p>84,2%</text:p>
          </table:table-cell>
          <table:table-cell office:value-type="float" office:value="197871" table:style-name="ce46">
            <text:p>197.871</text:p>
          </table:table-cell>
          <table:table-cell office:value-type="percentage" office:value="0.74415289901128612" table:style-name="ce47">
            <text:p>74,4%</text:p>
          </table:table-cell>
          <table:table-cell office:value-type="float" office:value="165272" table:style-name="ce46">
            <text:p>165.272</text:p>
          </table:table-cell>
          <table:table-cell office:value-type="percentage" office:value="0.75781905552320383" table:style-name="ce47">
            <text:p>75,8%</text:p>
          </table:table-cell>
          <table:table-cell office:value-type="float" office:value="145861" table:style-name="ce46">
            <text:p>145.861</text:p>
          </table:table-cell>
          <table:table-cell office:value-type="percentage" office:value="0.83841652679741563" table:style-name="ce47">
            <text:p>83,8%</text:p>
          </table:table-cell>
          <table:table-cell office:value-type="float" office:value="1577632" table:style-name="ce46">
            <text:p>1.577.632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7220585763695391" table:style-name="ce47">
            <text:p>87,2%</text:p>
          </table:table-cell>
          <table:table-cell office:value-type="percentage" office:value="0.77137482941941238" table:style-name="ce47">
            <text:p>77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982" table:style-name="ce46">
            <text:p>453.982</text:p>
          </table:table-cell>
          <table:table-cell office:value-type="percentage" office:value="1" table:style-name="ce47">
            <text:p>100,0%</text:p>
          </table:table-cell>
          <table:table-cell office:value-type="float" office:value="615580" table:style-name="ce46">
            <text:p>615.580</text:p>
          </table:table-cell>
          <table:table-cell office:value-type="percentage" office:value="0.96897174842434663" table:style-name="ce47">
            <text:p>96,9%</text:p>
          </table:table-cell>
          <table:table-cell office:value-type="float" office:value="786310" table:style-name="ce46">
            <text:p>786.310</text:p>
          </table:table-cell>
          <table:table-cell office:value-type="percentage" office:value="0.9387834533610957" table:style-name="ce47">
            <text:p>93,9%</text:p>
          </table:table-cell>
          <table:table-cell office:value-type="float" office:value="1021961" table:style-name="ce46">
            <text:p>1.021.961</text:p>
          </table:table-cell>
          <table:table-cell office:value-type="percentage" office:value="0.93605030317463223" table:style-name="ce47">
            <text:p>93,6%</text:p>
          </table:table-cell>
          <table:table-cell office:value-type="float" office:value="1125355" table:style-name="ce46">
            <text:p>1.125.355</text:p>
          </table:table-cell>
          <table:table-cell office:value-type="percentage" office:value="0.85464266321373372" table:style-name="ce47">
            <text:p>85,5%</text:p>
          </table:table-cell>
          <table:table-cell office:value-type="float" office:value="777118" table:style-name="ce46">
            <text:p>777.118</text:p>
          </table:table-cell>
          <table:table-cell office:value-type="percentage" office:value="0.74390131833376094" table:style-name="ce47">
            <text:p>74,4%</text:p>
          </table:table-cell>
          <table:table-cell office:value-type="float" office:value="640153" table:style-name="ce46">
            <text:p>640.153</text:p>
          </table:table-cell>
          <table:table-cell office:value-type="percentage" office:value="0.76305434866825206" table:style-name="ce47">
            <text:p>76,3%</text:p>
          </table:table-cell>
          <table:table-cell office:value-type="float" office:value="534791" table:style-name="ce46">
            <text:p>534.791</text:p>
          </table:table-cell>
          <table:table-cell office:value-type="percentage" office:value="0.81502394211220941" table:style-name="ce47">
            <text:p>81,5%</text:p>
          </table:table-cell>
          <table:table-cell office:value-type="float" office:value="5955250" table:style-name="ce46">
            <text:p>5.955.250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6705559988119429" table:style-name="ce47">
            <text:p>86,7%</text:p>
          </table:table-cell>
          <table:table-cell office:value-type="percentage" office:value="0.76540917339408021" table:style-name="ce47">
            <text:p>76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2900" table:style-name="ce46">
            <text:p>292.900</text:p>
          </table:table-cell>
          <table:table-cell office:value-type="percentage" office:value="1" table:style-name="ce47">
            <text:p>100,0%</text:p>
          </table:table-cell>
          <table:table-cell office:value-type="float" office:value="432348" table:style-name="ce46">
            <text:p>432.348</text:p>
          </table:table-cell>
          <table:table-cell office:value-type="percentage" office:value="0.98740699124381659" table:style-name="ce47">
            <text:p>98,7%</text:p>
          </table:table-cell>
          <table:table-cell office:value-type="float" office:value="564404" table:style-name="ce46">
            <text:p>564.404</text:p>
          </table:table-cell>
          <table:table-cell office:value-type="percentage" office:value="0.97189045473956825" table:style-name="ce47">
            <text:p>97,2%</text:p>
          </table:table-cell>
          <table:table-cell office:value-type="float" office:value="711627" table:style-name="ce46">
            <text:p>711.627</text:p>
          </table:table-cell>
          <table:table-cell office:value-type="percentage" office:value="0.94589238290440147" table:style-name="ce47">
            <text:p>94,6%</text:p>
          </table:table-cell>
          <table:table-cell office:value-type="float" office:value="749892" table:style-name="ce46">
            <text:p>749.892</text:p>
          </table:table-cell>
          <table:table-cell office:value-type="percentage" office:value="0.88058075031588046" table:style-name="ce47">
            <text:p>88,1%</text:p>
          </table:table-cell>
          <table:table-cell office:value-type="float" office:value="507649" table:style-name="ce46">
            <text:p>507.649</text:p>
          </table:table-cell>
          <table:table-cell office:value-type="percentage" office:value="0.78249242014368969" table:style-name="ce47">
            <text:p>78,2%</text:p>
          </table:table-cell>
          <table:table-cell office:value-type="float" office:value="422213" table:style-name="ce46">
            <text:p>422.213</text:p>
          </table:table-cell>
          <table:table-cell office:value-type="percentage" office:value="0.8180424934996493" table:style-name="ce47">
            <text:p>81,8%</text:p>
          </table:table-cell>
          <table:table-cell office:value-type="float" office:value="370062" table:style-name="ce46">
            <text:p>370.062</text:p>
          </table:table-cell>
          <table:table-cell office:value-type="percentage" office:value="0.87169605988726384" table:style-name="ce47">
            <text:p>87,2%</text:p>
          </table:table-cell>
          <table:table-cell office:value-type="float" office:value="4051095" table:style-name="ce46">
            <text:p>4.051.095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255809399172415" table:style-name="ce47">
            <text:p>90,3%</text:p>
          </table:table-cell>
          <table:table-cell office:value-type="percentage" office:value="0.80103069728373721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579" table:style-name="ce46">
            <text:p>77.579</text:p>
          </table:table-cell>
          <table:table-cell office:value-type="percentage" office:value="1" table:style-name="ce47">
            <text:p>100,0%</text:p>
          </table:table-cell>
          <table:table-cell office:value-type="float" office:value="95618" table:style-name="ce46">
            <text:p>95.618</text:p>
          </table:table-cell>
          <table:table-cell office:value-type="percentage" office:value="1" table:style-name="ce47">
            <text:p>100,0%</text:p>
          </table:table-cell>
          <table:table-cell office:value-type="float" office:value="130966" table:style-name="ce46">
            <text:p>130.966</text:p>
          </table:table-cell>
          <table:table-cell office:value-type="percentage" office:value="1.0452444990702092" table:style-name="ce47">
            <text:p>104,5%</text:p>
          </table:table-cell>
          <table:table-cell office:value-type="float" office:value="160652" table:style-name="ce46">
            <text:p>160.652</text:p>
          </table:table-cell>
          <table:table-cell office:value-type="percentage" office:value="0.94939012859304084" table:style-name="ce47">
            <text:p>94,9%</text:p>
          </table:table-cell>
          <table:table-cell office:value-type="float" office:value="144951" table:style-name="ce46">
            <text:p>144.951</text:p>
          </table:table-cell>
          <table:table-cell office:value-type="percentage" office:value="0.90881788656626583" table:style-name="ce47">
            <text:p>90,9%</text:p>
          </table:table-cell>
          <table:table-cell office:value-type="float" office:value="111552" table:style-name="ce46">
            <text:p>111.552</text:p>
          </table:table-cell>
          <table:table-cell office:value-type="percentage" office:value="0.83572696828714632" table:style-name="ce47">
            <text:p>83,6%</text:p>
          </table:table-cell>
          <table:table-cell office:value-type="float" office:value="91559" table:style-name="ce46">
            <text:p>91.559</text:p>
          </table:table-cell>
          <table:table-cell office:value-type="percentage" office:value="0.8079685845393576" table:style-name="ce47">
            <text:p>80,8%</text:p>
          </table:table-cell>
          <table:table-cell office:value-type="float" office:value="76412" table:style-name="ce46">
            <text:p>76.412</text:p>
          </table:table-cell>
          <table:table-cell office:value-type="percentage" office:value="0.90161651917404129" table:style-name="ce47">
            <text:p>90,2%</text:p>
          </table:table-cell>
          <table:table-cell office:value-type="float" office:value="889289" table:style-name="ce46">
            <text:p>889.289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271920431030053" table:style-name="ce47">
            <text:p>93,3%</text:p>
          </table:table-cell>
          <table:table-cell office:value-type="percentage" office:value="0.83580814427243943" table:style-name="ce47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044" table:style-name="ce46">
            <text:p>241.044</text:p>
          </table:table-cell>
          <table:table-cell office:value-type="percentage" office:value="1" table:style-name="ce47">
            <text:p>100,0%</text:p>
          </table:table-cell>
          <table:table-cell office:value-type="float" office:value="290549" table:style-name="ce46">
            <text:p>290.549</text:p>
          </table:table-cell>
          <table:table-cell office:value-type="percentage" office:value="1" table:style-name="ce47">
            <text:p>100,0%</text:p>
          </table:table-cell>
          <table:table-cell office:value-type="float" office:value="345638" table:style-name="ce46">
            <text:p>345.638</text:p>
          </table:table-cell>
          <table:table-cell office:value-type="percentage" office:value="0.99628452095109343" table:style-name="ce47">
            <text:p>99,6%</text:p>
          </table:table-cell>
          <table:table-cell office:value-type="float" office:value="389848" table:style-name="ce46">
            <text:p>389.848</text:p>
          </table:table-cell>
          <table:table-cell office:value-type="percentage" office:value="0.96047934287452974" table:style-name="ce47">
            <text:p>96,0%</text:p>
          </table:table-cell>
          <table:table-cell office:value-type="float" office:value="406776" table:style-name="ce46">
            <text:p>406.776</text:p>
          </table:table-cell>
          <table:table-cell office:value-type="percentage" office:value="0.91777239796850785" table:style-name="ce47">
            <text:p>91,8%</text:p>
          </table:table-cell>
          <table:table-cell office:value-type="float" office:value="262154" table:style-name="ce46">
            <text:p>262.154</text:p>
          </table:table-cell>
          <table:table-cell office:value-type="percentage" office:value="0.81059837728194728" table:style-name="ce47">
            <text:p>81,1%</text:p>
          </table:table-cell>
          <table:table-cell office:value-type="float" office:value="196768" table:style-name="ce46">
            <text:p>196.768</text:p>
          </table:table-cell>
          <table:table-cell office:value-type="percentage" office:value="0.8518795918278993" table:style-name="ce47">
            <text:p>85,2%</text:p>
          </table:table-cell>
          <table:table-cell office:value-type="float" office:value="168416" table:style-name="ce46">
            <text:p>168.416</text:p>
          </table:table-cell>
          <table:table-cell office:value-type="percentage" office:value="0.93560805968656779" table:style-name="ce47">
            <text:p>93,6%</text:p>
          </table:table-cell>
          <table:table-cell office:value-type="float" office:value="2301193" table:style-name="ce46">
            <text:p>2.301.193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754158183937486" table:style-name="ce47">
            <text:p>93,8%</text:p>
          </table:table-cell>
          <table:table-cell office:value-type="percentage" office:value="0.85171989685467453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90" table:style-name="ce46">
            <text:p>23.190</text:p>
          </table:table-cell>
          <table:table-cell office:value-type="percentage" office:value="1" table:style-name="ce47">
            <text:p>100,0%</text:p>
          </table:table-cell>
          <table:table-cell office:value-type="float" office:value="28588" table:style-name="ce46">
            <text:p>28.588</text:p>
          </table:table-cell>
          <table:table-cell office:value-type="percentage" office:value="1" table:style-name="ce47">
            <text:p>100,0%</text:p>
          </table:table-cell>
          <table:table-cell office:value-type="float" office:value="37326" table:style-name="ce46">
            <text:p>37.326</text:p>
          </table:table-cell>
          <table:table-cell office:value-type="percentage" office:value="0.98960708415080334" table:style-name="ce47">
            <text:p>99,0%</text:p>
          </table:table-cell>
          <table:table-cell office:value-type="float" office:value="44933" table:style-name="ce46">
            <text:p>44.933</text:p>
          </table:table-cell>
          <table:table-cell office:value-type="percentage" office:value="0.94270308828465932" table:style-name="ce47">
            <text:p>94,3%</text:p>
          </table:table-cell>
          <table:table-cell office:value-type="float" office:value="47120" table:style-name="ce46">
            <text:p>47.120</text:p>
          </table:table-cell>
          <table:table-cell office:value-type="percentage" office:value="0.88994655032390879" table:style-name="ce47">
            <text:p>89,0%</text:p>
          </table:table-cell>
          <table:table-cell office:value-type="float" office:value="30969" table:style-name="ce46">
            <text:p>30.969</text:p>
          </table:table-cell>
          <table:table-cell office:value-type="percentage" office:value="0.78763447697042144" table:style-name="ce47">
            <text:p>78,8%</text:p>
          </table:table-cell>
          <table:table-cell office:value-type="float" office:value="23908" table:style-name="ce46">
            <text:p>23.908</text:p>
          </table:table-cell>
          <table:table-cell office:value-type="percentage" office:value="0.78494976689211371" table:style-name="ce47">
            <text:p>78,5%</text:p>
          </table:table-cell>
          <table:table-cell office:value-type="float" office:value="21901" table:style-name="ce46">
            <text:p>21.901</text:p>
          </table:table-cell>
          <table:table-cell office:value-type="percentage" office:value="0.85778630737897543" table:style-name="ce47">
            <text:p>85,8%</text:p>
          </table:table-cell>
          <table:table-cell office:value-type="float" office:value="257935" table:style-name="ce46">
            <text:p>257.935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831778004718811" table:style-name="ce47">
            <text:p>90,8%</text:p>
          </table:table-cell>
          <table:table-cell office:value-type="percentage" office:value="0.80626355833130159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938" table:style-name="ce46">
            <text:p>371.938</text:p>
          </table:table-cell>
          <table:table-cell office:value-type="percentage" office:value="1" table:style-name="ce47">
            <text:p>100,0%</text:p>
          </table:table-cell>
          <table:table-cell office:value-type="float" office:value="510314" table:style-name="ce46">
            <text:p>510.314</text:p>
          </table:table-cell>
          <table:table-cell office:value-type="percentage" office:value="0.97002933008415049" table:style-name="ce47">
            <text:p>97,0%</text:p>
          </table:table-cell>
          <table:table-cell office:value-type="float" office:value="675226" table:style-name="ce46">
            <text:p>675.226</text:p>
          </table:table-cell>
          <table:table-cell office:value-type="percentage" office:value="0.96005107184039196" table:style-name="ce47">
            <text:p>96,0%</text:p>
          </table:table-cell>
          <table:table-cell office:value-type="float" office:value="937156" table:style-name="ce46">
            <text:p>937.156</text:p>
          </table:table-cell>
          <table:table-cell office:value-type="percentage" office:value="0.96337621031617537" table:style-name="ce47">
            <text:p>96,3%</text:p>
          </table:table-cell>
          <table:table-cell office:value-type="float" office:value="1022019" table:style-name="ce46">
            <text:p>1.022.019</text:p>
          </table:table-cell>
          <table:table-cell office:value-type="percentage" office:value="0.87653895337019527" table:style-name="ce47">
            <text:p>87,7%</text:p>
          </table:table-cell>
          <table:table-cell office:value-type="float" office:value="737921" table:style-name="ce46">
            <text:p>737.921</text:p>
          </table:table-cell>
          <table:table-cell office:value-type="percentage" office:value="0.77705340971315451" table:style-name="ce47">
            <text:p>77,7%</text:p>
          </table:table-cell>
          <table:table-cell office:value-type="float" office:value="591181" table:style-name="ce46">
            <text:p>591.181</text:p>
          </table:table-cell>
          <table:table-cell office:value-type="percentage" office:value="0.79623017610020541" table:style-name="ce47">
            <text:p>79,6%</text:p>
          </table:table-cell>
          <table:table-cell office:value-type="float" office:value="453133" table:style-name="ce46">
            <text:p>453.133</text:p>
          </table:table-cell>
          <table:table-cell office:value-type="percentage" office:value="0.81860635687987537" table:style-name="ce47">
            <text:p>81,9%</text:p>
          </table:table-cell>
          <table:table-cell office:value-type="float" office:value="5298888" table:style-name="ce46">
            <text:p>5.298.888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640746799439341" table:style-name="ce47">
            <text:p>88,6%</text:p>
          </table:table-cell>
          <table:table-cell office:value-type="percentage" office:value="0.78155981337744818" table:style-name="ce47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271" table:style-name="ce46">
            <text:p>73.271</text:p>
          </table:table-cell>
          <table:table-cell office:value-type="percentage" office:value="1" table:style-name="ce47">
            <text:p>100,0%</text:p>
          </table:table-cell>
          <table:table-cell office:value-type="float" office:value="102661" table:style-name="ce46">
            <text:p>102.661</text:p>
          </table:table-cell>
          <table:table-cell office:value-type="percentage" office:value="0.99768705235230659" table:style-name="ce47">
            <text:p>99,8%</text:p>
          </table:table-cell>
          <table:table-cell office:value-type="float" office:value="145396" table:style-name="ce46">
            <text:p>145.396</text:p>
          </table:table-cell>
          <table:table-cell office:value-type="percentage" office:value="0.98970110748830908" table:style-name="ce47">
            <text:p>99,0%</text:p>
          </table:table-cell>
          <table:table-cell office:value-type="float" office:value="205863" table:style-name="ce46">
            <text:p>205.863</text:p>
          </table:table-cell>
          <table:table-cell office:value-type="percentage" office:value="0.96533274562028737" table:style-name="ce47">
            <text:p>96,5%</text:p>
          </table:table-cell>
          <table:table-cell office:value-type="float" office:value="228995" table:style-name="ce46">
            <text:p>228.995</text:p>
          </table:table-cell>
          <table:table-cell office:value-type="percentage" office:value="0.90099820189882629" table:style-name="ce47">
            <text:p>90,1%</text:p>
          </table:table-cell>
          <table:table-cell office:value-type="float" office:value="164957" table:style-name="ce46">
            <text:p>164.957</text:p>
          </table:table-cell>
          <table:table-cell office:value-type="percentage" office:value="0.78925661354143239" table:style-name="ce47">
            <text:p>78,9%</text:p>
          </table:table-cell>
          <table:table-cell office:value-type="float" office:value="138763" table:style-name="ce46">
            <text:p>138.763</text:p>
          </table:table-cell>
          <table:table-cell office:value-type="percentage" office:value="0.80560006502252568" table:style-name="ce47">
            <text:p>80,6%</text:p>
          </table:table-cell>
          <table:table-cell office:value-type="float" office:value="119735" table:style-name="ce46">
            <text:p>119.735</text:p>
          </table:table-cell>
          <table:table-cell office:value-type="percentage" office:value="0.84383412970245397" table:style-name="ce47">
            <text:p>84,4%</text:p>
          </table:table-cell>
          <table:table-cell office:value-type="float" office:value="1179641" table:style-name="ce46">
            <text:p>1.179.641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039514951489807" table:style-name="ce47">
            <text:p>90,0%</text:p>
          </table:table-cell>
          <table:table-cell office:value-type="percentage" office:value="0.78057251905871361" table:style-name="ce47">
            <text:p>78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66" table:style-name="ce46">
            <text:p>42.166</text:p>
          </table:table-cell>
          <table:table-cell office:value-type="percentage" office:value="1" table:style-name="ce47">
            <text:p>100,0%</text:p>
          </table:table-cell>
          <table:table-cell office:value-type="float" office:value="55789" table:style-name="ce46">
            <text:p>55.789</text:p>
          </table:table-cell>
          <table:table-cell office:value-type="percentage" office:value="0.99994622885001438" table:style-name="ce47">
            <text:p>100,0%</text:p>
          </table:table-cell>
          <table:table-cell office:value-type="float" office:value="70691" table:style-name="ce46">
            <text:p>70.691</text:p>
          </table:table-cell>
          <table:table-cell office:value-type="percentage" office:value="0.95730187963815616" table:style-name="ce47">
            <text:p>95,7%</text:p>
          </table:table-cell>
          <table:table-cell office:value-type="float" office:value="91592" table:style-name="ce46">
            <text:p>91.592</text:p>
          </table:table-cell>
          <table:table-cell office:value-type="percentage" office:value="0.94723560924152483" table:style-name="ce47">
            <text:p>94,7%</text:p>
          </table:table-cell>
          <table:table-cell office:value-type="float" office:value="95032" table:style-name="ce46">
            <text:p>95.032</text:p>
          </table:table-cell>
          <table:table-cell office:value-type="percentage" office:value="0.87990963130312405" table:style-name="ce47">
            <text:p>88,0%</text:p>
          </table:table-cell>
          <table:table-cell office:value-type="float" office:value="63868" table:style-name="ce46">
            <text:p>63.868</text:p>
          </table:table-cell>
          <table:table-cell office:value-type="percentage" office:value="0.78518828143248787" table:style-name="ce47">
            <text:p>78,5%</text:p>
          </table:table-cell>
          <table:table-cell office:value-type="float" office:value="56909" table:style-name="ce46">
            <text:p>56.909</text:p>
          </table:table-cell>
          <table:table-cell office:value-type="percentage" office:value="0.83533694423649951" table:style-name="ce47">
            <text:p>83,5%</text:p>
          </table:table-cell>
          <table:table-cell office:value-type="float" office:value="49580" table:style-name="ce46">
            <text:p>49.580</text:p>
          </table:table-cell>
          <table:table-cell office:value-type="percentage" office:value="0.87926509186351709" table:style-name="ce47">
            <text:p>87,9%</text:p>
          </table:table-cell>
          <table:table-cell office:value-type="float" office:value="525627" table:style-name="ce46">
            <text:p>525.627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414274263185601" table:style-name="ce47">
            <text:p>90,4%</text:p>
          </table:table-cell>
          <table:table-cell office:value-type="percentage" office:value="0.79496277206339416" table:style-name="ce47">
            <text:p>79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042" table:style-name="ce46">
            <text:p>162.042</text:p>
          </table:table-cell>
          <table:table-cell office:value-type="percentage" office:value="1.0259069325735992" table:style-name="ce47">
            <text:p>102,6%</text:p>
          </table:table-cell>
          <table:table-cell office:value-type="float" office:value="212312" table:style-name="ce46">
            <text:p>212.312</text:p>
          </table:table-cell>
          <table:table-cell office:value-type="percentage" office:value="0.99639104378147281" table:style-name="ce47">
            <text:p>99,6%</text:p>
          </table:table-cell>
          <table:table-cell office:value-type="float" office:value="270654" table:style-name="ce46">
            <text:p>270.654</text:p>
          </table:table-cell>
          <table:table-cell office:value-type="percentage" office:value="0.96621078898610946" table:style-name="ce47">
            <text:p>96,6%</text:p>
          </table:table-cell>
          <table:table-cell office:value-type="float" office:value="321536" table:style-name="ce46">
            <text:p>321.536</text:p>
          </table:table-cell>
          <table:table-cell office:value-type="percentage" office:value="0.94575809540057121" table:style-name="ce47">
            <text:p>94,6%</text:p>
          </table:table-cell>
          <table:table-cell office:value-type="float" office:value="317986" table:style-name="ce46">
            <text:p>317.986</text:p>
          </table:table-cell>
          <table:table-cell office:value-type="percentage" office:value="0.87809175082083102" table:style-name="ce47">
            <text:p>87,8%</text:p>
          </table:table-cell>
          <table:table-cell office:value-type="float" office:value="201042" table:style-name="ce46">
            <text:p>201.042</text:p>
          </table:table-cell>
          <table:table-cell office:value-type="percentage" office:value="0.77162694833482381" table:style-name="ce47">
            <text:p>77,2%</text:p>
          </table:table-cell>
          <table:table-cell office:value-type="float" office:value="163511" table:style-name="ce46">
            <text:p>163.511</text:p>
          </table:table-cell>
          <table:table-cell office:value-type="percentage" office:value="0.81133208292397307" table:style-name="ce47">
            <text:p>81,1%</text:p>
          </table:table-cell>
          <table:table-cell office:value-type="float" office:value="147501" table:style-name="ce46">
            <text:p>147.501</text:p>
          </table:table-cell>
          <table:table-cell office:value-type="percentage" office:value="0.87482651862923033" table:style-name="ce47">
            <text:p>87,5%</text:p>
          </table:table-cell>
          <table:table-cell office:value-type="float" office:value="1796584" table:style-name="ce46">
            <text:p>1.796.584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556230698160178" table:style-name="ce47">
            <text:p>90,6%</text:p>
          </table:table-cell>
          <table:table-cell office:value-type="percentage" office:value="0.80908838714093734" table:style-name="ce47">
            <text:p>80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3" table:style-name="ce46">
            <text:p>2.373</text:p>
          </table:table-cell>
          <table:table-cell office:value-type="percentage" office:value="0.91094049904030705" table:style-name="ce47">
            <text:p>91,1%</text:p>
          </table:table-cell>
          <table:table-cell office:value-type="float" office:value="3848" table:style-name="ce46">
            <text:p>3.848</text:p>
          </table:table-cell>
          <table:table-cell office:value-type="percentage" office:value="0.89115331171838819" table:style-name="ce47">
            <text:p>89,1%</text:p>
          </table:table-cell>
          <table:table-cell office:value-type="float" office:value="7517" table:style-name="ce46">
            <text:p>7.517</text:p>
          </table:table-cell>
          <table:table-cell office:value-type="percentage" office:value="0.95672648593610798" table:style-name="ce47">
            <text:p>95,7%</text:p>
          </table:table-cell>
          <table:table-cell office:value-type="float" office:value="10490" table:style-name="ce46">
            <text:p>10.490</text:p>
          </table:table-cell>
          <table:table-cell office:value-type="percentage" office:value="0.90775354794046381" table:style-name="ce47">
            <text:p>90,8%</text:p>
          </table:table-cell>
          <table:table-cell office:value-type="float" office:value="10992" table:style-name="ce46">
            <text:p>10.992</text:p>
          </table:table-cell>
          <table:table-cell office:value-type="percentage" office:value="0.86948267679164692" table:style-name="ce47">
            <text:p>86,9%</text:p>
          </table:table-cell>
          <table:table-cell office:value-type="float" office:value="8996" table:style-name="ce46">
            <text:p>8.996</text:p>
          </table:table-cell>
          <table:table-cell office:value-type="percentage" office:value="0.75634773835547331" table:style-name="ce47">
            <text:p>75,6%</text:p>
          </table:table-cell>
          <table:table-cell office:value-type="float" office:value="8674" table:style-name="ce46">
            <text:p>8.674</text:p>
          </table:table-cell>
          <table:table-cell office:value-type="percentage" office:value="0.79091820917297351" table:style-name="ce47">
            <text:p>79,1%</text:p>
          </table:table-cell>
          <table:table-cell office:value-type="float" office:value="8013" table:style-name="ce46">
            <text:p>8.013</text:p>
          </table:table-cell>
          <table:table-cell office:value-type="percentage" office:value="0.87804076265614728" table:style-name="ce47">
            <text:p>87,8%</text:p>
          </table:table-cell>
          <table:table-cell office:value-type="float" office:value="60903" table:style-name="ce46">
            <text:p>60.903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5821179454660745" table:style-name="ce47">
            <text:p>85,8%</text:p>
          </table:table-cell>
          <table:table-cell office:value-type="percentage" office:value="0.72329635875632403" table:style-name="ce47">
            <text:p>72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39" table:style-name="ce46">
            <text:p>2.039</text:p>
          </table:table-cell>
          <table:table-cell office:value-type="percentage" office:value="0.86802894848871859" table:style-name="ce47">
            <text:p>86,8%</text:p>
          </table:table-cell>
          <table:table-cell office:value-type="float" office:value="3351" table:style-name="ce46">
            <text:p>3.351</text:p>
          </table:table-cell>
          <table:table-cell office:value-type="percentage" office:value="0.89407684098185702" table:style-name="ce47">
            <text:p>89,4%</text:p>
          </table:table-cell>
          <table:table-cell office:value-type="float" office:value="7257" table:style-name="ce46">
            <text:p>7.257</text:p>
          </table:table-cell>
          <table:table-cell office:value-type="percentage" office:value="0.92717516289766189" table:style-name="ce47">
            <text:p>92,7%</text:p>
          </table:table-cell>
          <table:table-cell office:value-type="float" office:value="9820" table:style-name="ce46">
            <text:p>9.820</text:p>
          </table:table-cell>
          <table:table-cell office:value-type="percentage" office:value="0.86910346048322862" table:style-name="ce47">
            <text:p>86,9%</text:p>
          </table:table-cell>
          <table:table-cell office:value-type="float" office:value="10278" table:style-name="ce46">
            <text:p>10.278</text:p>
          </table:table-cell>
          <table:table-cell office:value-type="percentage" office:value="0.8563572737877021" table:style-name="ce47">
            <text:p>85,6%</text:p>
          </table:table-cell>
          <table:table-cell office:value-type="float" office:value="8729" table:style-name="ce46">
            <text:p>8.729</text:p>
          </table:table-cell>
          <table:table-cell office:value-type="percentage" office:value="0.71944284183631424" table:style-name="ce47">
            <text:p>71,9%</text:p>
          </table:table-cell>
          <table:table-cell office:value-type="float" office:value="8632" table:style-name="ce46">
            <text:p>8.632</text:p>
          </table:table-cell>
          <table:table-cell office:value-type="percentage" office:value="0.71963318049187164" table:style-name="ce47">
            <text:p>72,0%</text:p>
          </table:table-cell>
          <table:table-cell office:value-type="float" office:value="7959" table:style-name="ce46">
            <text:p>7.959</text:p>
          </table:table-cell>
          <table:table-cell office:value-type="percentage" office:value="0.83131397534990603" table:style-name="ce47">
            <text:p>83,1%</text:p>
          </table:table-cell>
          <table:table-cell office:value-type="float" office:value="58065" table:style-name="ce46">
            <text:p>58.065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1865862083550689" table:style-name="ce47">
            <text:p>81,9%</text:p>
          </table:table-cell>
          <table:table-cell office:value-type="percentage" office:value="0.66683127382975793" table:style-name="ce47">
            <text:p>66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35" table:style-name="ce46">
            <text:p>3.535</text:p>
          </table:table-cell>
          <table:table-cell office:value-type="string" table:style-name="ce47">
            <text:p>-</text:p>
          </table:table-cell>
          <table:table-cell office:value-type="float" office:value="9182" table:style-name="ce46">
            <text:p>9.182</text:p>
          </table:table-cell>
          <table:table-cell office:value-type="string" table:style-name="ce47">
            <text:p>-</text:p>
          </table:table-cell>
          <table:table-cell office:value-type="float" office:value="21313" table:style-name="ce46">
            <text:p>21.313</text:p>
          </table:table-cell>
          <table:table-cell office:value-type="string" table:style-name="ce47">
            <text:p>-</text:p>
          </table:table-cell>
          <table:table-cell office:value-type="float" office:value="30885" table:style-name="ce46">
            <text:p>30.885</text:p>
          </table:table-cell>
          <table:table-cell office:value-type="string" table:style-name="ce47">
            <text:p>-</text:p>
          </table:table-cell>
          <table:table-cell office:value-type="float" office:value="22958" table:style-name="ce46">
            <text:p>22.958</text:p>
          </table:table-cell>
          <table:table-cell office:value-type="string" table:style-name="ce47">
            <text:p>-</text:p>
          </table:table-cell>
          <table:table-cell office:value-type="float" office:value="1190" table:style-name="ce46">
            <text:p>1.190</text:p>
          </table:table-cell>
          <table:table-cell office:value-type="string" table:style-name="ce47">
            <text:p>-</text:p>
          </table:table-cell>
          <table:table-cell office:value-type="float" office:value="89105" table:style-name="ce46">
            <text:p>89.10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41" table:style-name="ce49">
            <text:p>41</text:p>
          </table:table-cell>
          <table:table-cell office:value-type="string" table:style-name="ce50">
            <text:p>-</text:p>
          </table:table-cell>
          <table:table-cell office:value-type="float" office:value="235" table:style-name="ce49">
            <text:p>235</text:p>
          </table:table-cell>
          <table:table-cell office:value-type="string" table:style-name="ce50">
            <text:p>-</text:p>
          </table:table-cell>
          <table:table-cell office:value-type="float" office:value="736" table:style-name="ce49">
            <text:p>736</text:p>
          </table:table-cell>
          <table:table-cell office:value-type="string" table:style-name="ce50">
            <text:p>-</text:p>
          </table:table-cell>
          <table:table-cell office:value-type="float" office:value="1439" table:style-name="ce49">
            <text:p>1.439</text:p>
          </table:table-cell>
          <table:table-cell office:value-type="string" table:style-name="ce50">
            <text:p>-</text:p>
          </table:table-cell>
          <table:table-cell office:value-type="float" office:value="1709" table:style-name="ce49">
            <text:p>1.709</text:p>
          </table:table-cell>
          <table:table-cell office:value-type="string" table:style-name="ce50">
            <text:p>-</text:p>
          </table:table-cell>
          <table:table-cell office:value-type="float" office:value="1431" table:style-name="ce49">
            <text:p>1.431</text:p>
          </table:table-cell>
          <table:table-cell office:value-type="string" table:style-name="ce50">
            <text:p>-</text:p>
          </table:table-cell>
          <table:table-cell office:value-type="float" office:value="169" table:style-name="ce49">
            <text:p>169</text:p>
          </table:table-cell>
          <table:table-cell office:value-type="string" table:style-name="ce50">
            <text:p>-</text:p>
          </table:table-cell>
          <table:table-cell office:value-type="float" office:value="5787" table:style-name="ce49">
            <text:p>5.787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1366" table:style-name="ce53">
            <text:p>2.911.366</text:p>
          </table:table-cell>
          <table:table-cell office:value-type="percentage" office:value="1" table:style-name="ce54">
            <text:p>100,0%</text:p>
          </table:table-cell>
          <table:table-cell office:value-type="float" office:value="3929205" table:style-name="ce53">
            <text:p>3.929.205</text:p>
          </table:table-cell>
          <table:table-cell office:value-type="percentage" office:value="0.99221220970973811" table:style-name="ce54">
            <text:p>99,2%</text:p>
          </table:table-cell>
          <table:table-cell office:value-type="float" office:value="5212721" table:style-name="ce53">
            <text:p>5.212.721</text:p>
          </table:table-cell>
          <table:table-cell office:value-type="percentage" office:value="0.9767162589521502" table:style-name="ce54">
            <text:p>97,7%</text:p>
          </table:table-cell>
          <table:table-cell office:value-type="float" office:value="6648427" table:style-name="ce53">
            <text:p>6.648.427</text:p>
          </table:table-cell>
          <table:table-cell office:value-type="percentage" office:value="0.9452776546335393" table:style-name="ce54">
            <text:p>94,5%</text:p>
          </table:table-cell>
          <table:table-cell office:value-type="float" office:value="6935361" table:style-name="ce53">
            <text:p>6.935.361</text:p>
          </table:table-cell>
          <table:table-cell office:value-type="percentage" office:value="0.8788129913604571" table:style-name="ce54">
            <text:p>87,9%</text:p>
          </table:table-cell>
          <table:table-cell office:value-type="float" office:value="4862498" table:style-name="ce53">
            <text:p>4.862.498</text:p>
          </table:table-cell>
          <table:table-cell office:value-type="percentage" office:value="0.78044678650803168" table:style-name="ce54">
            <text:p>78,0%</text:p>
          </table:table-cell>
          <table:table-cell office:value-type="float" office:value="3952845" table:style-name="ce53">
            <text:p>3.952.845</text:p>
          </table:table-cell>
          <table:table-cell office:value-type="percentage" office:value="0.79942018023556816" table:style-name="ce54">
            <text:p>79,9%</text:p>
          </table:table-cell>
          <table:table-cell office:value-type="float" office:value="3325506" table:style-name="ce53">
            <text:p>3.325.506</text:p>
          </table:table-cell>
          <table:table-cell office:value-type="percentage" office:value="0.85517472997305521" table:style-name="ce54">
            <text:p>85,5%</text:p>
          </table:table-cell>
          <table:table-cell office:value-type="float" office:value="37777929" table:style-name="ce53">
            <text:p>37.777.929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691557849940839" table:style-name="ce54">
            <text:p>89,7%</text:p>
          </table:table-cell>
          <table:table-cell office:value-type="percentage" office:value="0.79614954817932981" table:style-name="ce54">
            <text:p>79,6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2">
        <table:table-column table:style-name="co4" table:number-columns-repeated="16384" table:default-cell-style-name="ce1"/>
        <table:table-row table:style-name="ro5">
          <table:table-cell table:number-columns-spanned="1" table:number-rows-spanned="2" table:style-name="ce62"/>
          <table:table-cell office:value-type="string" table:number-columns-spanned="2" table:number-rows-spanned="1" table:style-name="ce63">
            <text:p><text:s/>Mayores de 70 años</text:p>
          </table:table-cell>
          <table:covered-table-cell/>
          <table:table-cell office:value-type="string" table:number-columns-spanned="2" table:number-rows-spanned="1" table:style-name="ce64">
            <text:p>60-69 años</text:p>
          </table:table-cell>
          <table:covered-table-cell/>
          <table:table-cell office:value-type="string" table:number-columns-spanned="2" table:number-rows-spanned="1" table:style-name="ce65">
            <text:p><text:s/>Janssen</text:p>
          </table:table-cell>
          <table:covered-table-cell/>
          <table:table-cell table:number-columns-repeated="16377"/>
        </table:table-row>
        <table:table-row table:style-name="ro8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7">
            <text:p>% Dosis Adicionales en vacunados con Janssen</text:p>
          </table:table-cell>
          <table:table-cell table:number-columns-repeated="16377"/>
        </table:table-row>
        <table:table-row table:style-name="ro5">
          <table:table-cell office:value-type="string" table:style-name="ce58">
            <text:p>Andalucía</text:p>
          </table:table-cell>
          <table:table-cell office:value-type="float" office:value="898807" table:style-name="ce66">
            <text:p>898.807</text:p>
          </table:table-cell>
          <table:table-cell office:value-type="percentage" office:value="0.83140000000000003" table:style-name="ce67">
            <text:p>83,14%</text:p>
          </table:table-cell>
          <table:table-cell office:value-type="float" office:value="477476" table:style-name="ce66">
            <text:p>477.476</text:p>
          </table:table-cell>
          <table:table-cell office:value-type="percentage" office:value="0.51729999999999998" table:style-name="ce67">
            <text:p>51,73%</text:p>
          </table:table-cell>
          <table:table-cell office:value-type="float" office:value="110441" table:style-name="ce66">
            <text:p>110.441</text:p>
          </table:table-cell>
          <table:table-cell office:value-type="percentage" office:value="0.34670000000000001" table:style-name="ce67">
            <text:p>34,67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Aragón</text:p>
          </table:table-cell>
          <table:table-cell office:value-type="float" office:value="185195" table:style-name="ce68">
            <text:p>185.195</text:p>
          </table:table-cell>
          <table:table-cell office:value-type="percentage" office:value="0.84499999999999997" table:style-name="ce69">
            <text:p>84,50%</text:p>
          </table:table-cell>
          <table:table-cell office:value-type="float" office:value="84530" table:style-name="ce68">
            <text:p>84.530</text:p>
          </table:table-cell>
          <table:table-cell office:value-type="percentage" office:value="0.55269999999999997" table:style-name="ce69">
            <text:p>55,27%</text:p>
          </table:table-cell>
          <table:table-cell office:value-type="float" office:value="21225" table:style-name="ce68">
            <text:p>21.225</text:p>
          </table:table-cell>
          <table:table-cell office:value-type="percentage" office:value="0.3619" table:style-name="ce69">
            <text:p>36,19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Asturias<text:s/></text:p>
          </table:table-cell>
          <table:table-cell office:value-type="float" office:value="183080" table:style-name="ce68">
            <text:p>183.080</text:p>
          </table:table-cell>
          <table:table-cell office:value-type="percentage" office:value="0.9052" table:style-name="ce69">
            <text:p>90,52%</text:p>
          </table:table-cell>
          <table:table-cell office:value-type="float" office:value="106351" table:style-name="ce68">
            <text:p>106.351</text:p>
          </table:table-cell>
          <table:table-cell office:value-type="percentage" office:value="0.72160000000000002" table:style-name="ce69">
            <text:p>72,16%</text:p>
          </table:table-cell>
          <table:table-cell office:value-type="float" office:value="35171" table:style-name="ce68">
            <text:p>35.171</text:p>
          </table:table-cell>
          <table:table-cell office:value-type="percentage" office:value="0.7782" table:style-name="ce69">
            <text:p>77,82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Baleares</text:p>
          </table:table-cell>
          <table:table-cell office:value-type="float" office:value="105933" table:style-name="ce68">
            <text:p>105.933</text:p>
          </table:table-cell>
          <table:table-cell office:value-type="percentage" office:value="0.81310000000000004" table:style-name="ce69">
            <text:p>81,31%</text:p>
          </table:table-cell>
          <table:table-cell office:value-type="float" office:value="45445" table:style-name="ce68">
            <text:p>45.445</text:p>
          </table:table-cell>
          <table:table-cell office:value-type="percentage" office:value="0.41349999999999998" table:style-name="ce69">
            <text:p>41,35%</text:p>
          </table:table-cell>
          <table:table-cell office:value-type="float" office:value="16969" table:style-name="ce68">
            <text:p>16.969</text:p>
          </table:table-cell>
          <table:table-cell office:value-type="percentage" office:value="0.33339999999999997" table:style-name="ce69">
            <text:p>33,34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Canarias</text:p>
          </table:table-cell>
          <table:table-cell office:value-type="float" office:value="177735" table:style-name="ce68">
            <text:p>177.735</text:p>
          </table:table-cell>
          <table:table-cell office:value-type="percentage" office:value="0.73160000000000003" table:style-name="ce69">
            <text:p>73,16%</text:p>
          </table:table-cell>
          <table:table-cell office:value-type="float" office:value="97625" table:style-name="ce68">
            <text:p>97.625</text:p>
          </table:table-cell>
          <table:table-cell office:value-type="percentage" office:value="0.44030000000000002" table:style-name="ce69">
            <text:p>44,03%</text:p>
          </table:table-cell>
          <table:table-cell office:value-type="float" office:value="64652" table:style-name="ce68">
            <text:p>64.652</text:p>
          </table:table-cell>
          <table:table-cell office:value-type="percentage" office:value="0.48209999999999997" table:style-name="ce69">
            <text:p>48,21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Cantabria</text:p>
          </table:table-cell>
          <table:table-cell office:value-type="float" office:value="83943" table:style-name="ce68">
            <text:p>83.943</text:p>
          </table:table-cell>
          <table:table-cell office:value-type="percentage" office:value="0.85629999999999995" table:style-name="ce69">
            <text:p>85,63%</text:p>
          </table:table-cell>
          <table:table-cell office:value-type="float" office:value="30481" table:style-name="ce68">
            <text:p>30.481</text:p>
          </table:table-cell>
          <table:table-cell office:value-type="percentage" office:value="0.39950000000000002" table:style-name="ce69">
            <text:p>39,95%</text:p>
          </table:table-cell>
          <table:table-cell office:value-type="float" office:value="14107" table:style-name="ce68">
            <text:p>14.107</text:p>
          </table:table-cell>
          <table:table-cell office:value-type="percentage" office:value="0.6653" table:style-name="ce69">
            <text:p>66,53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Castilla y León<text:s/></text:p>
          </table:table-cell>
          <table:table-cell office:value-type="float" office:value="428882" table:style-name="ce68">
            <text:p>428.882</text:p>
          </table:table-cell>
          <table:table-cell office:value-type="percentage" office:value="0.89759999999999995" table:style-name="ce69">
            <text:p>89,76%</text:p>
          </table:table-cell>
          <table:table-cell office:value-type="float" office:value="242765" table:style-name="ce68">
            <text:p>242.765</text:p>
          </table:table-cell>
          <table:table-cell office:value-type="percentage" office:value="0.75690000000000002" table:style-name="ce69">
            <text:p>75,69%</text:p>
          </table:table-cell>
          <table:table-cell office:value-type="float" office:value="62632" table:style-name="ce68">
            <text:p>62.632</text:p>
          </table:table-cell>
          <table:table-cell office:value-type="percentage" office:value="0.65569999999999995" table:style-name="ce69">
            <text:p>65,57%</text:p>
          </table:table-cell>
          <table:table-cell table:number-columns-repeated="16377"/>
        </table:table-row>
        <table:table-row table:style-name="ro10">
          <table:table-cell office:value-type="string" table:style-name="ce59">
            <text:p>Castilla - La Mancha</text:p>
          </table:table-cell>
          <table:table-cell office:value-type="float" office:value="256468" table:style-name="ce68">
            <text:p>256.468</text:p>
          </table:table-cell>
          <table:table-cell office:value-type="percentage" office:value="0.86839999999999995" table:style-name="ce69">
            <text:p>86,84%</text:p>
          </table:table-cell>
          <table:table-cell office:value-type="float" office:value="116028" table:style-name="ce68">
            <text:p>116.028</text:p>
          </table:table-cell>
          <table:table-cell office:value-type="percentage" office:value="0.53839999999999999" table:style-name="ce69">
            <text:p>53,84%</text:p>
          </table:table-cell>
          <table:table-cell office:value-type="float" office:value="50026" table:style-name="ce68">
            <text:p>50.026</text:p>
          </table:table-cell>
          <table:table-cell office:value-type="percentage" office:value="0.64759999999999995" table:style-name="ce69">
            <text:p>64,76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Cataluña</text:p>
          </table:table-cell>
          <table:table-cell office:value-type="float" office:value="822969" table:style-name="ce68">
            <text:p>822.969</text:p>
          </table:table-cell>
          <table:table-cell office:value-type="percentage" office:value="0.76939999999999997" table:style-name="ce69">
            <text:p>76,94%</text:p>
          </table:table-cell>
          <table:table-cell office:value-type="float" office:value="379703" table:style-name="ce68">
            <text:p>379.703</text:p>
          </table:table-cell>
          <table:table-cell office:value-type="percentage" office:value="0.4829" table:style-name="ce69">
            <text:p>48,29%</text:p>
          </table:table-cell>
          <table:table-cell office:value-type="float" office:value="121431" table:style-name="ce68">
            <text:p>121.431</text:p>
          </table:table-cell>
          <table:table-cell office:value-type="percentage" office:value="0.35" table:style-name="ce69">
            <text:p>35,00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C. Valenciana</text:p>
          </table:table-cell>
          <table:table-cell office:value-type="float" office:value="612458" table:style-name="ce68">
            <text:p>612.458</text:p>
          </table:table-cell>
          <table:table-cell office:value-type="percentage" office:value="0.84450000000000003" table:style-name="ce69">
            <text:p>84,45%</text:p>
          </table:table-cell>
          <table:table-cell office:value-type="float" office:value="216606" table:style-name="ce68">
            <text:p>216.606</text:p>
          </table:table-cell>
          <table:table-cell office:value-type="percentage" office:value="0.38379999999999997" table:style-name="ce69">
            <text:p>38,38%</text:p>
          </table:table-cell>
          <table:table-cell office:value-type="float" office:value="126049" table:style-name="ce68">
            <text:p>126.049</text:p>
          </table:table-cell>
          <table:table-cell office:value-type="percentage" office:value="0.59770000000000001" table:style-name="ce69">
            <text:p>59,77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Extremadura</text:p>
          </table:table-cell>
          <table:table-cell office:value-type="float" office:value="148699" table:style-name="ce68">
            <text:p>148.699</text:p>
          </table:table-cell>
          <table:table-cell office:value-type="percentage" office:value="0.85860000000000003" table:style-name="ce69">
            <text:p>85,86%</text:p>
          </table:table-cell>
          <table:table-cell office:value-type="float" office:value="84418" table:style-name="ce68">
            <text:p>84.418</text:p>
          </table:table-cell>
          <table:table-cell office:value-type="percentage" office:value="0.64459999999999995" table:style-name="ce69">
            <text:p>64,46%</text:p>
          </table:table-cell>
          <table:table-cell office:value-type="float" office:value="29594" table:style-name="ce68">
            <text:p>29.594</text:p>
          </table:table-cell>
          <table:table-cell office:value-type="percentage" office:value="0.74239999999999995" table:style-name="ce69">
            <text:p>74,24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Galicia*</text:p>
          </table:table-cell>
          <table:table-cell office:value-type="float" office:value="487054" table:style-name="ce68">
            <text:p>487.054</text:p>
          </table:table-cell>
          <table:table-cell office:value-type="percentage" office:value="0.91620000000000001" table:style-name="ce69">
            <text:p>91,62%</text:p>
          </table:table-cell>
          <table:table-cell office:value-type="float" office:value="310610" table:style-name="ce68">
            <text:p>310.610</text:p>
          </table:table-cell>
          <table:table-cell office:value-type="percentage" office:value="0.89870000000000005" table:style-name="ce69">
            <text:p>89,87%</text:p>
          </table:table-cell>
          <table:table-cell office:value-type="float" office:value="101953" table:style-name="ce68">
            <text:p>101.953</text:p>
          </table:table-cell>
          <table:table-cell office:value-type="percentage" office:value="0.82350000000000001" table:style-name="ce69">
            <text:p>82,35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La Rioja</text:p>
          </table:table-cell>
          <table:table-cell office:value-type="float" office:value="42208" table:style-name="ce68">
            <text:p>42.208</text:p>
          </table:table-cell>
          <table:table-cell office:value-type="percentage" office:value="0.81520000000000004" table:style-name="ce69">
            <text:p>81,52%</text:p>
          </table:table-cell>
          <table:table-cell office:value-type="float" office:value="21839" table:style-name="ce68">
            <text:p>21.839</text:p>
          </table:table-cell>
          <table:table-cell office:value-type="percentage" office:value="0.58509999999999995" table:style-name="ce69">
            <text:p>58,51%</text:p>
          </table:table-cell>
          <table:table-cell office:value-type="float" office:value="11075" table:style-name="ce68">
            <text:p>11.075</text:p>
          </table:table-cell>
          <table:table-cell office:value-type="percentage" office:value="0.78549999999999998" table:style-name="ce69">
            <text:p>78,55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Madrid</text:p>
          </table:table-cell>
          <table:table-cell office:value-type="float" office:value="655030" table:style-name="ce68">
            <text:p>655.030</text:p>
          </table:table-cell>
          <table:table-cell office:value-type="percentage" office:value="0.74250000000000005" table:style-name="ce69">
            <text:p>74,25%</text:p>
          </table:table-cell>
          <table:table-cell office:value-type="float" office:value="275871" table:style-name="ce68">
            <text:p>275.871</text:p>
          </table:table-cell>
          <table:table-cell office:value-type="percentage" office:value="0.40860000000000002" table:style-name="ce69">
            <text:p>40,86%</text:p>
          </table:table-cell>
          <table:table-cell office:value-type="float" office:value="125808" table:style-name="ce68">
            <text:p>125.808</text:p>
          </table:table-cell>
          <table:table-cell office:value-type="percentage" office:value="0.52690000000000003" table:style-name="ce69">
            <text:p>52,69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Murcia<text:s/></text:p>
          </table:table-cell>
          <table:table-cell office:value-type="float" office:value="142446" table:style-name="ce68">
            <text:p>142.446</text:p>
          </table:table-cell>
          <table:table-cell office:value-type="percentage" office:value="0.80969999999999998" table:style-name="ce69">
            <text:p>80,97%</text:p>
          </table:table-cell>
          <table:table-cell office:value-type="float" office:value="80568" table:style-name="ce68">
            <text:p>80.568</text:p>
          </table:table-cell>
          <table:table-cell office:value-type="percentage" office:value="0.55410000000000004" table:style-name="ce69">
            <text:p>55,41%</text:p>
          </table:table-cell>
          <table:table-cell office:value-type="float" office:value="40993" table:style-name="ce68">
            <text:p>40.993</text:p>
          </table:table-cell>
          <table:table-cell office:value-type="percentage" office:value="0.61709999999999998" table:style-name="ce69">
            <text:p>61,71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Navarra</text:p>
          </table:table-cell>
          <table:table-cell office:value-type="float" office:value="89881" table:style-name="ce68">
            <text:p>89.881</text:p>
          </table:table-cell>
          <table:table-cell office:value-type="percentage" office:value="0.91759999999999997" table:style-name="ce69">
            <text:p>91,76%</text:p>
          </table:table-cell>
          <table:table-cell office:value-type="float" office:value="48800" table:style-name="ce68">
            <text:p>48.800</text:p>
          </table:table-cell>
          <table:table-cell office:value-type="percentage" office:value="0.69030000000000002" table:style-name="ce69">
            <text:p>69,03%</text:p>
          </table:table-cell>
          <table:table-cell office:value-type="float" office:value="17729" table:style-name="ce68">
            <text:p>17.729</text:p>
          </table:table-cell>
          <table:table-cell office:value-type="percentage" office:value="0.74470000000000003" table:style-name="ce69">
            <text:p>74,47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País Vasco</text:p>
          </table:table-cell>
          <table:table-cell office:value-type="float" office:value="314868" table:style-name="ce68">
            <text:p>314.868</text:p>
          </table:table-cell>
          <table:table-cell office:value-type="percentage" office:value="0.84109999999999996" table:style-name="ce69">
            <text:p>84,11%</text:p>
          </table:table-cell>
          <table:table-cell office:value-type="float" office:value="152104" table:style-name="ce68">
            <text:p>152.104</text:p>
          </table:table-cell>
          <table:table-cell office:value-type="percentage" office:value="0.56200000000000006" table:style-name="ce69">
            <text:p>56,20%</text:p>
          </table:table-cell>
          <table:table-cell office:value-type="float" office:value="66519" table:style-name="ce68">
            <text:p>66.519</text:p>
          </table:table-cell>
          <table:table-cell office:value-type="percentage" office:value="0.67220000000000002" table:style-name="ce69">
            <text:p>67,22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Ceuta</text:p>
          </table:table-cell>
          <table:table-cell office:value-type="float" office:value="4858" table:style-name="ce68">
            <text:p>4.858</text:p>
          </table:table-cell>
          <table:table-cell office:value-type="percentage" office:value="0.78090000000000004" table:style-name="ce69">
            <text:p>78,09%</text:p>
          </table:table-cell>
          <table:table-cell office:value-type="float" office:value="4950" table:style-name="ce68">
            <text:p>4.950</text:p>
          </table:table-cell>
          <table:table-cell office:value-type="percentage" office:value="0.65849999999999997" table:style-name="ce69">
            <text:p>65,85%</text:p>
          </table:table-cell>
          <table:table-cell office:value-type="float" office:value="1210" table:style-name="ce68">
            <text:p>1.210</text:p>
          </table:table-cell>
          <table:table-cell office:value-type="percentage" office:value="0.32619999999999999" table:style-name="ce69">
            <text:p>32,62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Melilla</text:p>
          </table:table-cell>
          <table:table-cell office:value-type="float" office:value="3716" table:style-name="ce68">
            <text:p>3.716</text:p>
          </table:table-cell>
          <table:table-cell office:value-type="percentage" office:value="0.68940000000000001" table:style-name="ce69">
            <text:p>68,94%</text:p>
          </table:table-cell>
          <table:table-cell office:value-type="float" office:value="4043" table:style-name="ce68">
            <text:p>4.043</text:p>
          </table:table-cell>
          <table:table-cell office:value-type="percentage" office:value="0.55710000000000004" table:style-name="ce69">
            <text:p>55,71%</text:p>
          </table:table-cell>
          <table:table-cell office:value-type="float" office:value="819" table:style-name="ce70">
            <text:p>819</text:p>
          </table:table-cell>
          <table:table-cell office:value-type="percentage" office:value="0.183" table:style-name="ce69">
            <text:p>18,30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Fuerzas Armadas</text:p>
          </table:table-cell>
          <table:table-cell office:value-type="float" office:value="8" table:style-name="ce70">
            <text:p>8</text:p>
          </table:table-cell>
          <table:table-cell office:value-type="percentage" office:value="0.1905" table:style-name="ce69">
            <text:p>19,05%</text:p>
          </table:table-cell>
          <table:table-cell office:value-type="float" office:value="1426" table:style-name="ce68">
            <text:p>1.426</text:p>
          </table:table-cell>
          <table:table-cell office:value-type="percentage" office:value="0.40339999999999998" table:style-name="ce69">
            <text:p>40,34%</text:p>
          </table:table-cell>
          <table:table-cell office:value-type="float" office:value="820" table:style-name="ce70">
            <text:p>820</text:p>
          </table:table-cell>
          <table:table-cell office:value-type="percentage" office:value="0.64980000000000004" table:style-name="ce69">
            <text:p>64,98%</text:p>
          </table:table-cell>
          <table:table-cell table:number-columns-repeated="16377"/>
        </table:table-row>
        <table:table-row table:style-name="ro5">
          <table:table-cell office:value-type="string" table:style-name="ce60">
            <text:p>Sanidad Exterior</text:p>
          </table:table-cell>
          <table:table-cell office:value-type="float" office:value="0" table:style-name="ce71">
            <text:p>0</text:p>
          </table:table-cell>
          <table:table-cell office:value-type="percentage" office:value="0" table:style-name="ce72">
            <text:p>0,00%</text:p>
          </table:table-cell>
          <table:table-cell office:value-type="float" office:value="0" table:style-name="ce71">
            <text:p>0</text:p>
          </table:table-cell>
          <table:table-cell office:value-type="percentage" office:value="0" table:style-name="ce72">
            <text:p>0,00%</text:p>
          </table:table-cell>
          <table:table-cell office:value-type="float" office:value="5" table:style-name="ce71">
            <text:p>5</text:p>
          </table:table-cell>
          <table:table-cell office:value-type="percentage" office:value="1.2999999999999999E-3" table:style-name="ce72">
            <text:p>0,13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otales</text:p>
          </table:table-cell>
          <table:table-cell office:value-type="float" office:value="5644238" table:style-name="ce73">
            <text:p>5.644.238</text:p>
          </table:table-cell>
          <table:table-cell office:value-type="percentage" office:value="0.82509999999999994" table:style-name="ce74">
            <text:p>82,51%</text:p>
          </table:table-cell>
          <table:table-cell office:value-type="float" office:value="2781639" table:style-name="ce73">
            <text:p>2.781.639</text:p>
          </table:table-cell>
          <table:table-cell office:value-type="percentage" office:value="0.53359999999999996" table:style-name="ce74">
            <text:p>53,36%</text:p>
          </table:table-cell>
          <table:table-cell office:value-type="float" office:value="1019228" table:style-name="ce73">
            <text:p>1.019.228</text:p>
          </table:table-cell>
          <table:table-cell office:value-type="percentage" office:value="0.51519999999999999" table:style-name="ce74">
            <text:p>51,52%</text:p>
          </table:table-cell>
          <table:table-cell table:number-columns-repeated="16377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2-17T15:39:16Z</dc:date>
  </office:meta>
</office:document-meta>
</file>